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28in"/>
    </style:style>
    <style:style style:name="co3" style:family="table-column">
      <style:table-column-properties fo:break-before="auto" style:column-width="1.6866in"/>
    </style:style>
    <style:style style:name="co4" style:family="table-column">
      <style:table-column-properties fo:break-before="auto" style:column-width="3.0472in"/>
    </style:style>
    <style:style style:name="co5" style:family="table-column">
      <style:table-column-properties fo:break-before="auto" style:column-width="2.1134in"/>
    </style:style>
    <style:style style:name="co6" style:family="table-column">
      <style:table-column-properties fo:break-before="auto" style:column-width="1.961in"/>
    </style:style>
    <style:style style:name="co7" style:family="table-column">
      <style:table-column-properties fo:break-before="auto" style:column-width="2.0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Compressed</text:p>
          </table:table-cell>
          <table:table-cell/>
          <table:table-cell office:value-type="string" calcext:value-type="string">
            <text:p>Compression Rate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9051914" calcext:value-type="float">
            <text:p>109051914</text:p>
          </table:table-cell>
          <table:table-cell office:value-type="string" calcext:value-type="string">
            <text:p>dna.100MB_bwt_100.out</text:p>
          </table:table-cell>
          <table:table-cell table:formula="of:=[.B2]/[.A2]" office:value-type="float" office:value="1.04000009536743" calcext:value-type="float">
            <text:p>1.0400000954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5277042" calcext:value-type="float">
            <text:p>105277042</text:p>
          </table:table-cell>
          <table:table-cell office:value-type="string" calcext:value-type="string">
            <text:p>dna.100MB_bwt_1000.out</text:p>
          </table:table-cell>
          <table:table-cell table:formula="of:=[.B3]/[.A3]" office:value-type="float" office:value="1.00400011062622" calcext:value-type="float">
            <text:p>1.0040001106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4899554" calcext:value-type="float">
            <text:p>104899554</text:p>
          </table:table-cell>
          <table:table-cell office:value-type="string" calcext:value-type="string">
            <text:p>dna.100MB_bwt_10000.out</text:p>
          </table:table-cell>
          <table:table-cell table:formula="of:=[.B4]/[.A4]" office:value-type="float" office:value="1.00040010452271" calcext:value-type="float">
            <text:p>1.0004001045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28947829" calcext:value-type="float">
            <text:p>28947829</text:p>
          </table:table-cell>
          <table:table-cell office:value-type="string" calcext:value-type="string">
            <text:p>dna.100MB_bwt_10000_huff.out</text:p>
          </table:table-cell>
          <table:table-cell table:formula="of:=[.B5]/[.A5]" office:value-type="float" office:value="0.2760680103302" calcext:value-type="float">
            <text:p>0.2760680103</text:p>
          </table:table-cell>
          <table:table-cell/>
          <table:table-cell office:value-type="string" calcext:value-type="string">
            <text:p>DNA BWT RUNL</text:p>
          </table:table-cell>
          <table:table-cell office:value-type="string" calcext:value-type="string">
            <text:p>Sem BWT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35745559" calcext:value-type="float">
            <text:p>35745559</text:p>
          </table:table-cell>
          <table:table-cell office:value-type="string" calcext:value-type="string">
            <text:p>dna.100MB_bwt_10000_huff_runl.out</text:p>
          </table:table-cell>
          <table:table-cell table:formula="of:=[.B6]/[.A6]" office:value-type="float" office:value="0.340896215438843" calcext:value-type="float">
            <text:p>0.3408962154</text:p>
          </table:table-cell>
          <table:table-cell/>
          <table:table-cell office:value-type="string" calcext:value-type="string">
            <text:p>DNA_50MB</text:p>
          </table:table-cell>
          <table:table-cell table:formula="of:=[Sheet1.$D$58]" office:value-type="float" office:value="1.01322143554688" calcext:value-type="float">
            <text:p>1.0132214355</text:p>
          </table:table-cell>
          <table:table-cell table:formula="of:=[Sheet1.$D$51]" office:value-type="float" office:value="1.04732082366943" calcext:value-type="float">
            <text:p>1.0473208237</text:p>
          </table:table-cell>
          <table:table-cell table:formula="of:=[Sheet1.$D$55]" office:value-type="float" office:value="1.03147399902344" calcext:value-type="float">
            <text:p>1.031473999</text:p>
          </table:table-cell>
          <table:table-cell table:formula="of:=[Sheet1.$D$48]" office:value-type="float" office:value="1.03558439254761" calcext:value-type="float">
            <text:p>1.0355843925</text:p>
          </table:table-cell>
          <table:table-cell table:formula="of:=[Sheet1.$D$45]" office:value-type="float" office:value="1.0233694267273" calcext:value-type="float">
            <text:p>1.0233694267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7336265" calcext:value-type="float">
            <text:p>107336265</text:p>
          </table:table-cell>
          <table:table-cell office:value-type="string" calcext:value-type="string">
            <text:p>dna.100MB_bwt_10000_runl.out</text:p>
          </table:table-cell>
          <table:table-cell table:formula="of:=[.B7]/[.A7]" office:value-type="float" office:value="1.02363839149475" calcext:value-type="float">
            <text:p>1.0236383915</text:p>
          </table:table-cell>
          <table:table-cell/>
          <table:table-cell office:value-type="string" calcext:value-type="string">
            <text:p>DNA_100MB</text:p>
          </table:table-cell>
          <table:table-cell table:formula="of:=[Sheet1.$D$20]" office:value-type="float" office:value="1.01284516334534" calcext:value-type="float">
            <text:p>1.0128451633</text:p>
          </table:table-cell>
          <table:table-cell table:formula="of:=[Sheet1.$D$13]" office:value-type="float" office:value="1.05517809867859" calcext:value-type="float">
            <text:p>1.0551780987</text:p>
          </table:table-cell>
          <table:table-cell table:formula="of:=[Sheet1.$D$17]" office:value-type="float" office:value="1.03156972885132" calcext:value-type="float">
            <text:p>1.0315697289</text:p>
          </table:table-cell>
          <table:table-cell table:formula="of:=[Sheet1.$D$10]" office:value-type="float" office:value="1.03571576118469" calcext:value-type="float">
            <text:p>1.0357157612</text:p>
          </table:table-cell>
          <table:table-cell table:formula="of:=[Sheet1.$D$7]" office:value-type="float" office:value="1.02363839149475" calcext:value-type="float">
            <text:p>1.0236383915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29325317" calcext:value-type="float">
            <text:p>29325317</text:p>
          </table:table-cell>
          <table:table-cell office:value-type="string" calcext:value-type="string">
            <text:p>dna.100MB_bwt_1000_huff.out</text:p>
          </table:table-cell>
          <table:table-cell table:formula="of:=[.B8]/[.A8]" office:value-type="float" office:value="0.279668016433716" calcext:value-type="float">
            <text:p>0.2796680164</text:p>
          </table:table-cell>
          <table:table-cell/>
          <table:table-cell office:value-type="string" calcext:value-type="string">
            <text:p>DNA_200MB</text:p>
          </table:table-cell>
          <table:table-cell table:formula="of:=[Sheet1.$D$39]" office:value-type="float" office:value="1.02092607975006" calcext:value-type="float">
            <text:p>1.0209260798</text:p>
          </table:table-cell>
          <table:table-cell table:formula="of:=[Sheet1.$D$32]" office:value-type="float" office:value="1.05495466709137" calcext:value-type="float">
            <text:p>1.0549546671</text:p>
          </table:table-cell>
          <table:table-cell table:formula="of:=[Sheet1.$D$36]" office:value-type="float" office:value="1.03145639896393" calcext:value-type="float">
            <text:p>1.031456399</text:p>
          </table:table-cell>
          <table:table-cell table:formula="of:=[Sheet1.$D$29]" office:value-type="float" office:value="1.03561986446381" calcext:value-type="float">
            <text:p>1.0356198645</text:p>
          </table:table-cell>
          <table:table-cell table:formula="of:=[Sheet1.$D$26]" office:value-type="float" office:value="1.02361227989197" calcext:value-type="float">
            <text:p>1.0236122799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36039754" calcext:value-type="float">
            <text:p>36039754</text:p>
          </table:table-cell>
          <table:table-cell office:value-type="string" calcext:value-type="string">
            <text:p>dna.100MB_bwt_1000_huff_runl.out</text:p>
          </table:table-cell>
          <table:table-cell table:formula="of:=[.B9]/[.A9]" office:value-type="float" office:value="0.343701877593994" calcext:value-type="float">
            <text:p>0.3437018776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8602669" calcext:value-type="float">
            <text:p>108602669</text:p>
          </table:table-cell>
          <table:table-cell office:value-type="string" calcext:value-type="string">
            <text:p>dna.100MB_bwt_1000_runl.out</text:p>
          </table:table-cell>
          <table:table-cell table:formula="of:=[.B10]/[.A10]" office:value-type="float" office:value="1.03571576118469" calcext:value-type="float">
            <text:p>1.0357157612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33100189" calcext:value-type="float">
            <text:p>33100189</text:p>
          </table:table-cell>
          <table:table-cell office:value-type="string" calcext:value-type="string">
            <text:p>dna.100MB_bwt_100_huff.out</text:p>
          </table:table-cell>
          <table:table-cell table:formula="of:=[.B11]/[.A11]" office:value-type="float" office:value="0.315668001174927" calcext:value-type="float">
            <text:p>0.3156680012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39890635" calcext:value-type="float">
            <text:p>39890635</text:p>
          </table:table-cell>
          <table:table-cell office:value-type="string" calcext:value-type="string">
            <text:p>dna.100MB_bwt_100_huff_runl.out</text:p>
          </table:table-cell>
          <table:table-cell table:formula="of:=[.B12]/[.A12]" office:value-type="float" office:value="0.380426740646362" calcext:value-type="float">
            <text:p>0.3804267406</text:p>
          </table:table-cell>
          <table:table-cell/>
          <table:table-cell office:value-type="string" calcext:value-type="string">
            <text:p>DNA HUFF RUNL</text:p>
          </table:table-cell>
          <table:table-cell office:value-type="string" calcext:value-type="string">
            <text:p>Huffman</text:p>
          </table:table-cell>
          <table:table-cell office:value-type="string" calcext:value-type="string">
            <text:p>Run Length + Huffman</text:p>
          </table:table-cell>
          <table:table-cell office:value-type="string" calcext:value-type="string">
            <text:p>Run Length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10643443" calcext:value-type="float">
            <text:p>110643443</text:p>
          </table:table-cell>
          <table:table-cell office:value-type="string" calcext:value-type="string">
            <text:p>dna.100MB_bwt_100_runl.out</text:p>
          </table:table-cell>
          <table:table-cell table:formula="of:=[.B13]/[.A13]" office:value-type="float" office:value="1.05517809867859" calcext:value-type="float">
            <text:p>1.0551780987</text:p>
          </table:table-cell>
          <table:table-cell/>
          <table:table-cell office:value-type="string" calcext:value-type="string">
            <text:p>DNA_50MB</text:p>
          </table:table-cell>
          <table:table-cell table:formula="of:=[Sheet1.$D$56]" office:value-type="float" office:value="0.276257476806641" calcext:value-type="float">
            <text:p>0.2762574768</text:p>
          </table:table-cell>
          <table:table-cell table:formula="of:=[Sheet1.$D$57]" office:value-type="float" office:value="0.344850025177002" calcext:value-type="float">
            <text:p>0.3448500252</text:p>
          </table:table-cell>
          <table:table-cell table:formula="of:=[Sheet1.$D$58]" office:value-type="float" office:value="1.01322143554688" calcext:value-type="float">
            <text:p>1.0132214355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5696474" calcext:value-type="float">
            <text:p>105696474</text:p>
          </table:table-cell>
          <table:table-cell office:value-type="string" calcext:value-type="string">
            <text:p>dna.100MB_bwt_500.out</text:p>
          </table:table-cell>
          <table:table-cell table:formula="of:=[.B14]/[.A14]" office:value-type="float" office:value="1.00800012588501" calcext:value-type="float">
            <text:p>1.0080001259</text:p>
          </table:table-cell>
          <table:table-cell/>
          <table:table-cell office:value-type="string" calcext:value-type="string">
            <text:p>DNA_100MB</text:p>
          </table:table-cell>
          <table:table-cell table:formula="of:=[Sheet1.$D$18]" office:value-type="float" office:value="0.275667915344238" calcext:value-type="float">
            <text:p>0.2756679153</text:p>
          </table:table-cell>
          <table:table-cell table:formula="of:=[Sheet1.$D$19]" office:value-type="float" office:value="0.344761590957642" calcext:value-type="float">
            <text:p>0.344761591</text:p>
          </table:table-cell>
          <table:table-cell table:formula="of:=[Sheet1.$D$20]" office:value-type="float" office:value="1.01284516334534" calcext:value-type="float">
            <text:p>1.0128451633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29744749" calcext:value-type="float">
            <text:p>29744749</text:p>
          </table:table-cell>
          <table:table-cell office:value-type="string" calcext:value-type="string">
            <text:p>dna.100MB_bwt_500_huff.out</text:p>
          </table:table-cell>
          <table:table-cell table:formula="of:=[.B15]/[.A15]" office:value-type="float" office:value="0.283668031692505" calcext:value-type="float">
            <text:p>0.2836680317</text:p>
          </table:table-cell>
          <table:table-cell/>
          <table:table-cell office:value-type="string" calcext:value-type="string">
            <text:p>DNA_200MB</text:p>
          </table:table-cell>
          <table:table-cell table:formula="of:=[Sheet1.$D$37]" office:value-type="float" office:value="0.275330958366394" calcext:value-type="float">
            <text:p>0.2753309584</text:p>
          </table:table-cell>
          <table:table-cell table:formula="of:=[Sheet1.$D$38]" office:value-type="float" office:value="0.344643321037292" calcext:value-type="float">
            <text:p>0.344643321</text:p>
          </table:table-cell>
          <table:table-cell table:formula="of:=[Sheet1.$D$39]" office:value-type="float" office:value="1.02092607975006" calcext:value-type="float">
            <text:p>1.0209260798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36473771" calcext:value-type="float">
            <text:p>36473771</text:p>
          </table:table-cell>
          <table:table-cell office:value-type="string" calcext:value-type="string">
            <text:p>dna.100MB_bwt_500_huff_runl.out</text:p>
          </table:table-cell>
          <table:table-cell table:formula="of:=[.B16]/[.A16]" office:value-type="float" office:value="0.347840986251831" calcext:value-type="float">
            <text:p>0.3478409863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8167926" calcext:value-type="float">
            <text:p>108167926</text:p>
          </table:table-cell>
          <table:table-cell office:value-type="string" calcext:value-type="string">
            <text:p>dna.100MB_bwt_500_runl.out</text:p>
          </table:table-cell>
          <table:table-cell table:formula="of:=[.B17]/[.A17]" office:value-type="float" office:value="1.03156972885132" calcext:value-type="float">
            <text:p>1.0315697289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28905876" calcext:value-type="float">
            <text:p>28905876</text:p>
          </table:table-cell>
          <table:table-cell office:value-type="string" calcext:value-type="string">
            <text:p>dna.100MB_huff.out</text:p>
          </table:table-cell>
          <table:table-cell table:formula="of:=[.B18]/[.A18]" office:value-type="float" office:value="0.275667915344238" calcext:value-type="float">
            <text:p>0.2756679153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36150873" calcext:value-type="float">
            <text:p>36150873</text:p>
          </table:table-cell>
          <table:table-cell office:value-type="string" calcext:value-type="string">
            <text:p>dna.100MB_huff_runl.out</text:p>
          </table:table-cell>
          <table:table-cell table:formula="of:=[.B19]/[.A19]" office:value-type="float" office:value="0.344761590957642" calcext:value-type="float">
            <text:p>0.344761591</text:p>
          </table:table-cell>
          <table:table-cell/>
          <table:table-cell office:value-type="string" calcext:value-type="string">
            <text:p>DNA BWT HUFF RUNL </text:p>
          </table:table-cell>
          <table:table-cell table:number-columns-repeated="5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6204513" calcext:value-type="float">
            <text:p>106204513</text:p>
          </table:table-cell>
          <table:table-cell office:value-type="string" calcext:value-type="string">
            <text:p>dna.100MB_runl.out</text:p>
          </table:table-cell>
          <table:table-cell table:formula="of:=[.B20]/[.A20]" office:value-type="float" office:value="1.01284516334534" calcext:value-type="float">
            <text:p>1.0128451633</text:p>
          </table:table-cell>
          <table:table-cell table:number-columns-repeated="2"/>
          <table:table-cell office:value-type="string" calcext:value-type="string">
            <text:p>Sem BWT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8103818" calcext:value-type="float">
            <text:p>218103818</text:p>
          </table:table-cell>
          <table:table-cell office:value-type="string" calcext:value-type="string">
            <text:p>dna.200MB_bwt_100.out</text:p>
          </table:table-cell>
          <table:table-cell table:formula="of:=[.B21]/[.A21]" office:value-type="float" office:value="1.04000004768372" calcext:value-type="float">
            <text:p>1.0400000477</text:p>
          </table:table-cell>
          <table:table-cell/>
          <table:table-cell office:value-type="string" calcext:value-type="string">
            <text:p>DNA_50MB</text:p>
          </table:table-cell>
          <table:table-cell table:formula="of:=[Sheet1.$D$57]" office:value-type="float" office:value="0.344850025177002" calcext:value-type="float">
            <text:p>0.3448500252</text:p>
          </table:table-cell>
          <table:table-cell table:formula="of:=[Sheet1.$D$50]" office:value-type="float" office:value="0.38095796585083" calcext:value-type="float">
            <text:p>0.3809579659</text:p>
          </table:table-cell>
          <table:table-cell table:formula="of:=[Sheet1.$D$54]" office:value-type="float" office:value="0.348373565673828" calcext:value-type="float">
            <text:p>0.3483735657</text:p>
          </table:table-cell>
          <table:table-cell table:formula="of:=[Sheet1.$D$47]" office:value-type="float" office:value="0.344263191223144" calcext:value-type="float">
            <text:p>0.3442631912</text:p>
          </table:table-cell>
          <table:table-cell table:formula="of:=[Sheet1.$D$44]" office:value-type="float" office:value="0.341582660675049" calcext:value-type="float">
            <text:p>0.3415826607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0554074" calcext:value-type="float">
            <text:p>210554074</text:p>
          </table:table-cell>
          <table:table-cell office:value-type="string" calcext:value-type="string">
            <text:p>dna.200MB_bwt_1000.out</text:p>
          </table:table-cell>
          <table:table-cell table:formula="of:=[.B22]/[.A22]" office:value-type="float" office:value="1.00400006294251" calcext:value-type="float">
            <text:p>1.0040000629</text:p>
          </table:table-cell>
          <table:table-cell/>
          <table:table-cell office:value-type="string" calcext:value-type="string">
            <text:p>DNA_100MB</text:p>
          </table:table-cell>
          <table:table-cell table:formula="of:=[Sheet1.$D$19]" office:value-type="float" office:value="0.344761590957642" calcext:value-type="float">
            <text:p>0.344761591</text:p>
          </table:table-cell>
          <table:table-cell table:formula="of:=[Sheet1.$D$12]" office:value-type="float" office:value="0.380426740646362" calcext:value-type="float">
            <text:p>0.3804267406</text:p>
          </table:table-cell>
          <table:table-cell table:formula="of:=[Sheet1.$D$16]" office:value-type="float" office:value="0.347840986251831" calcext:value-type="float">
            <text:p>0.3478409863</text:p>
          </table:table-cell>
          <table:table-cell table:formula="of:=[Sheet1.$D$9]" office:value-type="float" office:value="0.343701877593994" calcext:value-type="float">
            <text:p>0.3437018776</text:p>
          </table:table-cell>
          <table:table-cell table:formula="of:=[Sheet1.$D$6]" office:value-type="float" office:value="0.340896215438843" calcext:value-type="float">
            <text:p>0.3408962154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09799098" calcext:value-type="float">
            <text:p>209799098</text:p>
          </table:table-cell>
          <table:table-cell office:value-type="string" calcext:value-type="string">
            <text:p>dna.200MB_bwt_10000.out</text:p>
          </table:table-cell>
          <table:table-cell table:formula="of:=[.B23]/[.A23]" office:value-type="float" office:value="1.00040005683899" calcext:value-type="float">
            <text:p>1.0004000568</text:p>
          </table:table-cell>
          <table:table-cell/>
          <table:table-cell office:value-type="string" calcext:value-type="string">
            <text:p>DNA_200MB</text:p>
          </table:table-cell>
          <table:table-cell table:formula="of:=[Sheet1.$D$38]" office:value-type="float" office:value="0.344643321037292" calcext:value-type="float">
            <text:p>0.344643321</text:p>
          </table:table-cell>
          <table:table-cell table:formula="of:=[Sheet1.$D$31]" office:value-type="float" office:value="0.38023012638092" calcext:value-type="float">
            <text:p>0.3802301264</text:p>
          </table:table-cell>
          <table:table-cell table:formula="of:=[Sheet1.$D$35]" office:value-type="float" office:value="0.347722840309143" calcext:value-type="float">
            <text:p>0.3477228403</text:p>
          </table:table-cell>
          <table:table-cell table:formula="of:=[Sheet1.$D$28]" office:value-type="float" office:value="0.343556718826294" calcext:value-type="float">
            <text:p>0.3435567188</text:p>
          </table:table-cell>
          <table:table-cell table:formula="of:=[Sheet1.$D$25]" office:value-type="float" office:value="0.34077675819397" calcext:value-type="float">
            <text:p>0.3407767582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57824984" calcext:value-type="float">
            <text:p>57824984</text:p>
          </table:table-cell>
          <table:table-cell office:value-type="string" calcext:value-type="string">
            <text:p>dna.200MB_bwt_10000_huff.out</text:p>
          </table:table-cell>
          <table:table-cell table:formula="of:=[.B24]/[.A24]" office:value-type="float" office:value="0.275731010437012" calcext:value-type="float">
            <text:p>0.2757310104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71466066" calcext:value-type="float">
            <text:p>71466066</text:p>
          </table:table-cell>
          <table:table-cell office:value-type="string" calcext:value-type="string">
            <text:p>dna.200MB_bwt_10000_huff_runl.out</text:p>
          </table:table-cell>
          <table:table-cell table:formula="of:=[.B25]/[.A25]" office:value-type="float" office:value="0.34077675819397" calcext:value-type="float">
            <text:p>0.3407767582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4667054" calcext:value-type="float">
            <text:p>214667054</text:p>
          </table:table-cell>
          <table:table-cell office:value-type="string" calcext:value-type="string">
            <text:p>dna.200MB_bwt_10000_runl.out</text:p>
          </table:table-cell>
          <table:table-cell table:formula="of:=[.B26]/[.A26]" office:value-type="float" office:value="1.02361227989197" calcext:value-type="float">
            <text:p>1.0236122799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58579960" calcext:value-type="float">
            <text:p>58579960</text:p>
          </table:table-cell>
          <table:table-cell office:value-type="string" calcext:value-type="string">
            <text:p>dna.200MB_bwt_1000_huff.out</text:p>
          </table:table-cell>
          <table:table-cell table:formula="of:=[.B27]/[.A27]" office:value-type="float" office:value="0.279331016540527" calcext:value-type="float">
            <text:p>0.2793310165</text:p>
          </table:table-cell>
          <table:table-cell/>
          <table:table-cell office:value-type="string" calcext:value-type="string">
            <text:p>DNA BWT HUFF</text:p>
          </table:table-cell>
          <table:table-cell office:value-type="string" calcext:value-type="string">
            <text:p>Sem BWT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72049066" calcext:value-type="float">
            <text:p>72049066</text:p>
          </table:table-cell>
          <table:table-cell office:value-type="string" calcext:value-type="string">
            <text:p>dna.200MB_bwt_1000_huff_runl.out</text:p>
          </table:table-cell>
          <table:table-cell table:formula="of:=[.B28]/[.A28]" office:value-type="float" office:value="0.343556718826294" calcext:value-type="float">
            <text:p>0.3435567188</text:p>
          </table:table-cell>
          <table:table-cell/>
          <table:table-cell office:value-type="string" calcext:value-type="string">
            <text:p>DNA_50MB</text:p>
          </table:table-cell>
          <table:table-cell table:formula="of:=[Sheet1.$D$56]" office:value-type="float" office:value="0.276257476806641" calcext:value-type="float">
            <text:p>0.2762574768</text:p>
          </table:table-cell>
          <table:table-cell table:formula="of:=[Sheet1.$D$49]" office:value-type="float" office:value="0.316257648468018" calcext:value-type="float">
            <text:p>0.3162576485</text:p>
          </table:table-cell>
          <table:table-cell table:formula="of:=[Sheet1.$D$53]" office:value-type="float" office:value="0.284257678985596" calcext:value-type="float">
            <text:p>0.284257679</text:p>
          </table:table-cell>
          <table:table-cell table:formula="of:=[Sheet1.$D$46]" office:value-type="float" office:value="0.280257663726807" calcext:value-type="float">
            <text:p>0.2802576637</text:p>
          </table:table-cell>
          <table:table-cell table:formula="of:=[Sheet1.$D$43]" office:value-type="float" office:value="0.276657657623291" calcext:value-type="float">
            <text:p>0.2766576576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7185227" calcext:value-type="float">
            <text:p>217185227</text:p>
          </table:table-cell>
          <table:table-cell office:value-type="string" calcext:value-type="string">
            <text:p>dna.200MB_bwt_1000_runl.out</text:p>
          </table:table-cell>
          <table:table-cell table:formula="of:=[.B29]/[.A29]" office:value-type="float" office:value="1.03561986446381" calcext:value-type="float">
            <text:p>1.0356198645</text:p>
          </table:table-cell>
          <table:table-cell/>
          <table:table-cell office:value-type="string" calcext:value-type="string">
            <text:p>DNA_100MB</text:p>
          </table:table-cell>
          <table:table-cell table:formula="of:=[Sheet1.$D$18]" office:value-type="float" office:value="0.275667915344238" calcext:value-type="float">
            <text:p>0.2756679153</text:p>
          </table:table-cell>
          <table:table-cell table:formula="of:=[Sheet1.$D$11]" office:value-type="float" office:value="0.315668001174927" calcext:value-type="float">
            <text:p>0.3156680012</text:p>
          </table:table-cell>
          <table:table-cell table:formula="of:=[Sheet1.$D$15]" office:value-type="float" office:value="0.283668031692505" calcext:value-type="float">
            <text:p>0.2836680317</text:p>
          </table:table-cell>
          <table:table-cell table:formula="of:=[Sheet1.$D$8]" office:value-type="float" office:value="0.279668016433716" calcext:value-type="float">
            <text:p>0.2796680164</text:p>
          </table:table-cell>
          <table:table-cell table:formula="of:=[Sheet1.$D$5]" office:value-type="float" office:value="0.2760680103302" calcext:value-type="float">
            <text:p>0.2760680103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66129704" calcext:value-type="float">
            <text:p>66129704</text:p>
          </table:table-cell>
          <table:table-cell office:value-type="string" calcext:value-type="string">
            <text:p>dna.200MB_bwt_100_huff.out</text:p>
          </table:table-cell>
          <table:table-cell table:formula="of:=[.B30]/[.A30]" office:value-type="float" office:value="0.315331001281738" calcext:value-type="float">
            <text:p>0.3153310013</text:p>
          </table:table-cell>
          <table:table-cell/>
          <table:table-cell office:value-type="string" calcext:value-type="string">
            <text:p>DNA_200MB</text:p>
          </table:table-cell>
          <table:table-cell table:formula="of:=[Sheet1.$D$37]" office:value-type="float" office:value="0.275330958366394" calcext:value-type="float">
            <text:p>0.2753309584</text:p>
          </table:table-cell>
          <table:table-cell table:formula="of:=[Sheet1.$D$30]" office:value-type="float" office:value="0.315331001281738" calcext:value-type="float">
            <text:p>0.3153310013</text:p>
          </table:table-cell>
          <table:table-cell table:formula="of:=[Sheet1.$D$34]" office:value-type="float" office:value="0.28333101272583" calcext:value-type="float">
            <text:p>0.2833310127</text:p>
          </table:table-cell>
          <table:table-cell table:formula="of:=[Sheet1.$D$27]" office:value-type="float" office:value="0.279331016540527" calcext:value-type="float">
            <text:p>0.2793310165</text:p>
          </table:table-cell>
          <table:table-cell table:formula="of:=[Sheet1.$D$24]" office:value-type="float" office:value="0.275731010437012" calcext:value-type="float">
            <text:p>0.2757310104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79740037" calcext:value-type="float">
            <text:p>79740037</text:p>
          </table:table-cell>
          <table:table-cell office:value-type="string" calcext:value-type="string">
            <text:p>dna.200MB_bwt_100_huff_runl.out</text:p>
          </table:table-cell>
          <table:table-cell table:formula="of:=[.B31]/[.A31]" office:value-type="float" office:value="0.38023012638092" calcext:value-type="float">
            <text:p>0.3802301264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21240029" calcext:value-type="float">
            <text:p>221240029</text:p>
          </table:table-cell>
          <table:table-cell office:value-type="string" calcext:value-type="string">
            <text:p>dna.200MB_bwt_100_runl.out</text:p>
          </table:table-cell>
          <table:table-cell table:formula="of:=[.B32]/[.A32]" office:value-type="float" office:value="1.05495466709137" calcext:value-type="float">
            <text:p>1.0549546671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1392934" calcext:value-type="float">
            <text:p>211392934</text:p>
          </table:table-cell>
          <table:table-cell office:value-type="string" calcext:value-type="string">
            <text:p>dna.200MB_bwt_500.out</text:p>
          </table:table-cell>
          <table:table-cell table:formula="of:=[.B33]/[.A33]" office:value-type="float" office:value="1.00800005912781" calcext:value-type="float">
            <text:p>1.0080000591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59418820" calcext:value-type="float">
            <text:p>59418820</text:p>
          </table:table-cell>
          <table:table-cell office:value-type="string" calcext:value-type="string">
            <text:p>dna.200MB_bwt_500_huff.out</text:p>
          </table:table-cell>
          <table:table-cell table:formula="of:=[.B34]/[.A34]" office:value-type="float" office:value="0.28333101272583" calcext:value-type="float">
            <text:p>0.2833310127</text:p>
          </table:table-cell>
          <table:table-cell/>
          <table:table-cell office:value-type="string" calcext:value-type="string">
            <text:p>BWT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72922765" calcext:value-type="float">
            <text:p>72922765</text:p>
          </table:table-cell>
          <table:table-cell office:value-type="string" calcext:value-type="string">
            <text:p>dna.200MB_bwt_500_huff_runl.out</text:p>
          </table:table-cell>
          <table:table-cell table:formula="of:=[.B35]/[.A35]" office:value-type="float" office:value="0.347722840309143" calcext:value-type="float">
            <text:p>0.3477228403</text:p>
          </table:table-cell>
          <table:table-cell/>
          <table:table-cell office:value-type="string" calcext:value-type="string">
            <text:p>DNA_50MB</text:p>
          </table:table-cell>
          <table:table-cell table:formula="of:=[Sheet1.$D$40]" office:value-type="float" office:value="1.04000019073486" calcext:value-type="float">
            <text:p>1.0400001907</text:p>
          </table:table-cell>
          <table:table-cell table:formula="of:=[Sheet1.$D$52]" office:value-type="float" office:value="1.00800022125244" calcext:value-type="float">
            <text:p>1.0080002213</text:p>
          </table:table-cell>
          <table:table-cell table:formula="of:=[Sheet1.$D$41]" office:value-type="float" office:value="1.00400020599365" calcext:value-type="float">
            <text:p>1.004000206</text:p>
          </table:table-cell>
          <table:table-cell table:formula="of:=[Sheet1.$D$42]" office:value-type="float" office:value="1.00040019989014" calcext:value-type="float">
            <text:p>1.0004001999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6312085" calcext:value-type="float">
            <text:p>216312085</text:p>
          </table:table-cell>
          <table:table-cell office:value-type="string" calcext:value-type="string">
            <text:p>dna.200MB_bwt_500_runl.out</text:p>
          </table:table-cell>
          <table:table-cell table:formula="of:=[.B36]/[.A36]" office:value-type="float" office:value="1.03145639896393" calcext:value-type="float">
            <text:p>1.031456399</text:p>
          </table:table-cell>
          <table:table-cell/>
          <table:table-cell office:value-type="string" calcext:value-type="string">
            <text:p>DNA_100MB</text:p>
          </table:table-cell>
          <table:table-cell table:formula="of:=[Sheet1.$D$2]" office:value-type="float" office:value="1.04000009536743" calcext:value-type="float">
            <text:p>1.0400000954</text:p>
          </table:table-cell>
          <table:table-cell table:formula="of:=[Sheet1.$D$14]" office:value-type="float" office:value="1.00800012588501" calcext:value-type="float">
            <text:p>1.0080001259</text:p>
          </table:table-cell>
          <table:table-cell table:formula="of:=[Sheet1.$D$3]" office:value-type="float" office:value="1.00400011062622" calcext:value-type="float">
            <text:p>1.0040001106</text:p>
          </table:table-cell>
          <table:table-cell table:formula="of:=[Sheet1.$D$4]" office:value-type="float" office:value="1.00040010452271" calcext:value-type="float">
            <text:p>1.0004001045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57741087" calcext:value-type="float">
            <text:p>57741087</text:p>
          </table:table-cell>
          <table:table-cell office:value-type="string" calcext:value-type="string">
            <text:p>dna.200MB_huff.out</text:p>
          </table:table-cell>
          <table:table-cell table:formula="of:=[.B37]/[.A37]" office:value-type="float" office:value="0.275330958366394" calcext:value-type="float">
            <text:p>0.2753309584</text:p>
          </table:table-cell>
          <table:table-cell/>
          <table:table-cell office:value-type="string" calcext:value-type="string">
            <text:p>DNA_200MB</text:p>
          </table:table-cell>
          <table:table-cell table:formula="of:=[Sheet1.$D$21]" office:value-type="float" office:value="1.04000004768372" calcext:value-type="float">
            <text:p>1.0400000477</text:p>
          </table:table-cell>
          <table:table-cell table:formula="of:=[Sheet1.$D$33]" office:value-type="float" office:value="1.00800005912781" calcext:value-type="float">
            <text:p>1.0080000591</text:p>
          </table:table-cell>
          <table:table-cell table:formula="of:=[Sheet1.$D$22]" office:value-type="float" office:value="1.00400006294251" calcext:value-type="float">
            <text:p>1.0040000629</text:p>
          </table:table-cell>
          <table:table-cell table:formula="of:=[Sheet1.$D$23]" office:value-type="float" office:value="1.00040005683899" calcext:value-type="float">
            <text:p>1.0004000568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72276943" calcext:value-type="float">
            <text:p>72276943</text:p>
          </table:table-cell>
          <table:table-cell office:value-type="string" calcext:value-type="string">
            <text:p>dna.200MB_huff_runl.out</text:p>
          </table:table-cell>
          <table:table-cell table:formula="of:=[.B38]/[.A38]" office:value-type="float" office:value="0.344643321037292" calcext:value-type="float">
            <text:p>0.344643321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4103717" calcext:value-type="float">
            <text:p>214103717</text:p>
          </table:table-cell>
          <table:table-cell office:value-type="string" calcext:value-type="string">
            <text:p>dna.200MB_runl.out</text:p>
          </table:table-cell>
          <table:table-cell table:formula="of:=[.B39]/[.A39]" office:value-type="float" office:value="1.02092607975006" calcext:value-type="float">
            <text:p>1.0209260798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4525962" calcext:value-type="float">
            <text:p>54525962</text:p>
          </table:table-cell>
          <table:table-cell office:value-type="string" calcext:value-type="string">
            <text:p>dna.50MB_bwt_100.out</text:p>
          </table:table-cell>
          <table:table-cell table:formula="of:=[.B40]/[.A40]" office:value-type="float" office:value="1.04000019073486" calcext:value-type="float">
            <text:p>1.0400001907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638526" calcext:value-type="float">
            <text:p>52638526</text:p>
          </table:table-cell>
          <table:table-cell office:value-type="string" calcext:value-type="string">
            <text:p>dna.50MB_bwt_1000.out</text:p>
          </table:table-cell>
          <table:table-cell table:formula="of:=[.B41]/[.A41]" office:value-type="float" office:value="1.00400020599365" calcext:value-type="float">
            <text:p>1.004000206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449782" calcext:value-type="float">
            <text:p>52449782</text:p>
          </table:table-cell>
          <table:table-cell office:value-type="string" calcext:value-type="string">
            <text:p>dna.50MB_bwt_10000.out</text:p>
          </table:table-cell>
          <table:table-cell table:formula="of:=[.B42]/[.A42]" office:value-type="float" office:value="1.00040019989014" calcext:value-type="float">
            <text:p>1.000400199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4504829" calcext:value-type="float">
            <text:p>14504829</text:p>
          </table:table-cell>
          <table:table-cell office:value-type="string" calcext:value-type="string">
            <text:p>dna.50MB_bwt_10000_huff.out</text:p>
          </table:table-cell>
          <table:table-cell table:formula="of:=[.B43]/[.A43]" office:value-type="float" office:value="0.276657657623291" calcext:value-type="float">
            <text:p>0.2766576576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7908769" calcext:value-type="float">
            <text:p>17908769</text:p>
          </table:table-cell>
          <table:table-cell office:value-type="string" calcext:value-type="string">
            <text:p>dna.50MB_bwt_10000_huff_runl.out</text:p>
          </table:table-cell>
          <table:table-cell table:formula="of:=[.B44]/[.A44]" office:value-type="float" office:value="0.341582660675049" calcext:value-type="float">
            <text:p>0.3415826607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3654031" calcext:value-type="float">
            <text:p>53654031</text:p>
          </table:table-cell>
          <table:table-cell office:value-type="string" calcext:value-type="string">
            <text:p>dna.50MB_bwt_10000_runl.out</text:p>
          </table:table-cell>
          <table:table-cell table:formula="of:=[.B45]/[.A45]" office:value-type="float" office:value="1.0233694267273" calcext:value-type="float">
            <text:p>1.0233694267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4693573" calcext:value-type="float">
            <text:p>14693573</text:p>
          </table:table-cell>
          <table:table-cell office:value-type="string" calcext:value-type="string">
            <text:p>dna.50MB_bwt_1000_huff.out</text:p>
          </table:table-cell>
          <table:table-cell table:formula="of:=[.B46]/[.A46]" office:value-type="float" office:value="0.280257663726807" calcext:value-type="float">
            <text:p>0.2802576637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8049306" calcext:value-type="float">
            <text:p>18049306</text:p>
          </table:table-cell>
          <table:table-cell office:value-type="string" calcext:value-type="string">
            <text:p>dna.50MB_bwt_1000_huff_runl.out</text:p>
          </table:table-cell>
          <table:table-cell table:formula="of:=[.B47]/[.A47]" office:value-type="float" office:value="0.344263191223144" calcext:value-type="float">
            <text:p>0.3442631912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4294447" calcext:value-type="float">
            <text:p>54294447</text:p>
          </table:table-cell>
          <table:table-cell office:value-type="string" calcext:value-type="string">
            <text:p>dna.50MB_bwt_1000_runl.out</text:p>
          </table:table-cell>
          <table:table-cell table:formula="of:=[.B48]/[.A48]" office:value-type="float" office:value="1.03558439254761" calcext:value-type="float">
            <text:p>1.0355843925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6581009" calcext:value-type="float">
            <text:p>16581009</text:p>
          </table:table-cell>
          <table:table-cell office:value-type="string" calcext:value-type="string">
            <text:p>dna.50MB_bwt_100_huff.out</text:p>
          </table:table-cell>
          <table:table-cell table:formula="of:=[.B49]/[.A49]" office:value-type="float" office:value="0.316257648468018" calcext:value-type="float">
            <text:p>0.3162576485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9973169" calcext:value-type="float">
            <text:p>19973169</text:p>
          </table:table-cell>
          <table:table-cell office:value-type="string" calcext:value-type="string">
            <text:p>dna.50MB_bwt_100_huff_runl.out</text:p>
          </table:table-cell>
          <table:table-cell table:formula="of:=[.B50]/[.A50]" office:value-type="float" office:value="0.38095796585083" calcext:value-type="float">
            <text:p>0.380957965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4909774" calcext:value-type="float">
            <text:p>54909774</text:p>
          </table:table-cell>
          <table:table-cell office:value-type="string" calcext:value-type="string">
            <text:p>dna.50MB_bwt_100_runl.out</text:p>
          </table:table-cell>
          <table:table-cell table:formula="of:=[.B51]/[.A51]" office:value-type="float" office:value="1.04732082366943" calcext:value-type="float">
            <text:p>1.0473208237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848242" calcext:value-type="float">
            <text:p>52848242</text:p>
          </table:table-cell>
          <table:table-cell office:value-type="string" calcext:value-type="string">
            <text:p>dna.50MB_bwt_500.out</text:p>
          </table:table-cell>
          <table:table-cell table:formula="of:=[.B52]/[.A52]" office:value-type="float" office:value="1.00800022125244" calcext:value-type="float">
            <text:p>1.0080002213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4903289" calcext:value-type="float">
            <text:p>14903289</text:p>
          </table:table-cell>
          <table:table-cell office:value-type="string" calcext:value-type="string">
            <text:p>dna.50MB_bwt_500_huff.out</text:p>
          </table:table-cell>
          <table:table-cell table:formula="of:=[.B53]/[.A53]" office:value-type="float" office:value="0.284257678985596" calcext:value-type="float">
            <text:p>0.28425767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8264808" calcext:value-type="float">
            <text:p>18264808</text:p>
          </table:table-cell>
          <table:table-cell office:value-type="string" calcext:value-type="string">
            <text:p>dna.50MB_bwt_500_huff_runl.out</text:p>
          </table:table-cell>
          <table:table-cell table:formula="of:=[.B54]/[.A54]" office:value-type="float" office:value="0.348373565673828" calcext:value-type="float">
            <text:p>0.3483735657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4078944" calcext:value-type="float">
            <text:p>54078944</text:p>
          </table:table-cell>
          <table:table-cell office:value-type="string" calcext:value-type="string">
            <text:p>dna.50MB_bwt_500_runl.out</text:p>
          </table:table-cell>
          <table:table-cell table:formula="of:=[.B55]/[.A55]" office:value-type="float" office:value="1.03147399902344" calcext:value-type="float">
            <text:p>1.03147399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4483848" calcext:value-type="float">
            <text:p>14483848</text:p>
          </table:table-cell>
          <table:table-cell office:value-type="string" calcext:value-type="string">
            <text:p>dna.50MB_huff.out</text:p>
          </table:table-cell>
          <table:table-cell table:formula="of:=[.B56]/[.A56]" office:value-type="float" office:value="0.276257476806641" calcext:value-type="float">
            <text:p>0.2762574768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8080073" calcext:value-type="float">
            <text:p>18080073</text:p>
          </table:table-cell>
          <table:table-cell office:value-type="string" calcext:value-type="string">
            <text:p>dna.50MB_huff_runl.out</text:p>
          </table:table-cell>
          <table:table-cell table:formula="of:=[.B57]/[.A57]" office:value-type="float" office:value="0.344850025177002" calcext:value-type="float">
            <text:p>0.3448500252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3121984" calcext:value-type="float">
            <text:p>53121984</text:p>
          </table:table-cell>
          <table:table-cell office:value-type="string" calcext:value-type="string">
            <text:p>dna.50MB_runl.out</text:p>
          </table:table-cell>
          <table:table-cell table:formula="of:=[.B58]/[.A58]" office:value-type="float" office:value="1.01322143554688" calcext:value-type="float">
            <text:p>1.0132214355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Compressed</text:p>
          </table:table-cell>
          <table:table-cell/>
          <table:table-cell office:value-type="string" calcext:value-type="string">
            <text:p>Compression Rate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9051914" calcext:value-type="float">
            <text:p>109051914</text:p>
          </table:table-cell>
          <table:table-cell office:value-type="string" calcext:value-type="string">
            <text:p>english.100MB_bwt_100.out</text:p>
          </table:table-cell>
          <table:table-cell table:formula="of:=[.B2]/[.A2]" office:value-type="float" office:value="1.04000009536743" calcext:value-type="float">
            <text:p>1.0400000954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5277042" calcext:value-type="float">
            <text:p>105277042</text:p>
          </table:table-cell>
          <table:table-cell office:value-type="string" calcext:value-type="string">
            <text:p>english.100MB_bwt_1000.out</text:p>
          </table:table-cell>
          <table:table-cell table:formula="of:=[.B3]/[.A3]" office:value-type="float" office:value="1.00400011062622" calcext:value-type="float">
            <text:p>1.0040001106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4899554" calcext:value-type="float">
            <text:p>104899554</text:p>
          </table:table-cell>
          <table:table-cell office:value-type="string" calcext:value-type="string">
            <text:p>english.100MB_bwt_10000.out</text:p>
          </table:table-cell>
          <table:table-cell table:formula="of:=[.B4]/[.A4]" office:value-type="float" office:value="1.00040010452271" calcext:value-type="float">
            <text:p>1.0004001045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0241041" calcext:value-type="float">
            <text:p>60241041</text:p>
          </table:table-cell>
          <table:table-cell office:value-type="string" calcext:value-type="string">
            <text:p>english.100MB_bwt_10000_huff.out</text:p>
          </table:table-cell>
          <table:table-cell table:formula="of:=[.B5]/[.A5]" office:value-type="float" office:value="0.574503335952759" calcext:value-type="float">
            <text:p>0.574503336</text:p>
          </table:table-cell>
          <table:table-cell/>
          <table:table-cell office:value-type="string" calcext:value-type="string">
            <text:p>ENG BWT RUNL</text:p>
          </table:table-cell>
          <table:table-cell office:value-type="string" calcext:value-type="string">
            <text:p>Sem BWT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0113437" calcext:value-type="float">
            <text:p>60113437</text:p>
          </table:table-cell>
          <table:table-cell office:value-type="string" calcext:value-type="string">
            <text:p>english.100MB_bwt_10000_huff_runl.out</text:p>
          </table:table-cell>
          <table:table-cell table:formula="of:=[.B6]/[.A6]" office:value-type="float" office:value="0.573286409378052" calcext:value-type="float">
            <text:p>0.5732864094</text:p>
          </table:table-cell>
          <table:table-cell/>
          <table:table-cell office:value-type="string" calcext:value-type="string">
            <text:p>ENG_50MB</text:p>
          </table:table-cell>
          <table:table-cell table:formula="of:=[Sheet2.$D$58]" office:value-type="float" office:value="0.997388973236084" calcext:value-type="float">
            <text:p>0.9973889732</text:p>
          </table:table-cell>
          <table:table-cell table:formula="of:=[Sheet2.$D$51]" office:value-type="float" office:value="1.04881929397583" calcext:value-type="float">
            <text:p>1.048819294</text:p>
          </table:table-cell>
          <table:table-cell table:formula="of:=[Sheet2.$D$55]" office:value-type="float" office:value="1.00696262359619" calcext:value-type="float">
            <text:p>1.0069626236</text:p>
          </table:table-cell>
          <table:table-cell table:formula="of:=[Sheet2.$D$48]" office:value-type="float" office:value="0.991081771850586" calcext:value-type="float">
            <text:p>0.9910817719</text:p>
          </table:table-cell>
          <table:table-cell table:formula="of:=[Sheet2.$D$45]" office:value-type="float" office:value="0.923242435455322" calcext:value-type="float">
            <text:p>0.9232424355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96712398" calcext:value-type="float">
            <text:p>96712398</text:p>
          </table:table-cell>
          <table:table-cell office:value-type="string" calcext:value-type="string">
            <text:p>english.100MB_bwt_10000_runl.out</text:p>
          </table:table-cell>
          <table:table-cell table:formula="of:=[.B7]/[.A7]" office:value-type="float" office:value="0.922321300506592" calcext:value-type="float">
            <text:p>0.9223213005</text:p>
          </table:table-cell>
          <table:table-cell/>
          <table:table-cell office:value-type="string" calcext:value-type="string">
            <text:p>ENG_100MB</text:p>
          </table:table-cell>
          <table:table-cell table:formula="of:=[Sheet2.$D$20]" office:value-type="float" office:value="0.996993131637573" calcext:value-type="float">
            <text:p>0.9969931316</text:p>
          </table:table-cell>
          <table:table-cell table:formula="of:=[Sheet2.$D$13]" office:value-type="float" office:value="1.04885516166687" calcext:value-type="float">
            <text:p>1.0488551617</text:p>
          </table:table-cell>
          <table:table-cell table:formula="of:=[Sheet2.$D$17]" office:value-type="float" office:value="1.00557918548584" calcext:value-type="float">
            <text:p>1.0055791855</text:p>
          </table:table-cell>
          <table:table-cell table:formula="of:=[Sheet2.$D$10]" office:value-type="float" office:value="0.989873189926147" calcext:value-type="float">
            <text:p>0.9898731899</text:p>
          </table:table-cell>
          <table:table-cell table:formula="of:=[Sheet2.$D$7]" office:value-type="float" office:value="0.922321300506592" calcext:value-type="float">
            <text:p>0.9223213005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0618529" calcext:value-type="float">
            <text:p>60618529</text:p>
          </table:table-cell>
          <table:table-cell office:value-type="string" calcext:value-type="string">
            <text:p>english.100MB_bwt_1000_huff.out</text:p>
          </table:table-cell>
          <table:table-cell table:formula="of:=[.B8]/[.A8]" office:value-type="float" office:value="0.578103342056274" calcext:value-type="float">
            <text:p>0.5781033421</text:p>
          </table:table-cell>
          <table:table-cell/>
          <table:table-cell office:value-type="string" calcext:value-type="string">
            <text:p>ENG_200MB</text:p>
          </table:table-cell>
          <table:table-cell table:formula="of:=[Sheet2.$D$39]" office:value-type="float" office:value="0.997017521858215" calcext:value-type="float">
            <text:p>0.9970175219</text:p>
          </table:table-cell>
          <table:table-cell table:formula="of:=[Sheet2.$D$32]" office:value-type="float" office:value="1.04893048286438" calcext:value-type="float">
            <text:p>1.0489304829</text:p>
          </table:table-cell>
          <table:table-cell table:formula="of:=[Sheet2.$D$36]" office:value-type="float" office:value="1.00735682964325" calcext:value-type="float">
            <text:p>1.0073568296</text:p>
          </table:table-cell>
          <table:table-cell table:formula="of:=[Sheet2.$D$29]" office:value-type="float" office:value="0.992146511077881" calcext:value-type="float">
            <text:p>0.9921465111</text:p>
          </table:table-cell>
          <table:table-cell table:formula="of:=[Sheet2.$D$26]" office:value-type="float" office:value="0.924932336807251" calcext:value-type="float">
            <text:p>0.9249323368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4057374" calcext:value-type="float">
            <text:p>64057374</text:p>
          </table:table-cell>
          <table:table-cell office:value-type="string" calcext:value-type="string">
            <text:p>english.100MB_bwt_1000_huff_runl.out</text:p>
          </table:table-cell>
          <table:table-cell table:formula="of:=[.B9]/[.A9]" office:value-type="float" office:value="0.610898723602295" calcext:value-type="float">
            <text:p>0.6108987236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3795727" calcext:value-type="float">
            <text:p>103795727</text:p>
          </table:table-cell>
          <table:table-cell office:value-type="string" calcext:value-type="string">
            <text:p>english.100MB_bwt_1000_runl.out</text:p>
          </table:table-cell>
          <table:table-cell table:formula="of:=[.B10]/[.A10]" office:value-type="float" office:value="0.989873189926147" calcext:value-type="float">
            <text:p>0.9898731899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4393401" calcext:value-type="float">
            <text:p>64393401</text:p>
          </table:table-cell>
          <table:table-cell office:value-type="string" calcext:value-type="string">
            <text:p>english.100MB_bwt_100_huff.out</text:p>
          </table:table-cell>
          <table:table-cell table:formula="of:=[.B11]/[.A11]" office:value-type="float" office:value="0.614103326797485" calcext:value-type="float">
            <text:p>0.6141033268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7273058" calcext:value-type="float">
            <text:p>67273058</text:p>
          </table:table-cell>
          <table:table-cell office:value-type="string" calcext:value-type="string">
            <text:p>english.100MB_bwt_100_huff_runl.out</text:p>
          </table:table-cell>
          <table:table-cell table:formula="of:=[.B12]/[.A12]" office:value-type="float" office:value="0.64156587600708" calcext:value-type="float">
            <text:p>0.641565876</text:p>
          </table:table-cell>
          <table:table-cell/>
          <table:table-cell office:value-type="string" calcext:value-type="string">
            <text:p>ENG HUFF RUNL</text:p>
          </table:table-cell>
          <table:table-cell office:value-type="string" calcext:value-type="string">
            <text:p>Huffman</text:p>
          </table:table-cell>
          <table:table-cell office:value-type="string" calcext:value-type="string">
            <text:p>Run Length + Huffman</text:p>
          </table:table-cell>
          <table:table-cell office:value-type="string" calcext:value-type="string">
            <text:p>Run Length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9980435" calcext:value-type="float">
            <text:p>109980435</text:p>
          </table:table-cell>
          <table:table-cell office:value-type="string" calcext:value-type="string">
            <text:p>english.100MB_bwt_100_runl.out</text:p>
          </table:table-cell>
          <table:table-cell table:formula="of:=[.B13]/[.A13]" office:value-type="float" office:value="1.04885516166687" calcext:value-type="float">
            <text:p>1.0488551617</text:p>
          </table:table-cell>
          <table:table-cell/>
          <table:table-cell office:value-type="string" calcext:value-type="string">
            <text:p>ENG_50MB</text:p>
          </table:table-cell>
          <table:table-cell table:formula="of:=[Sheet2.$D$56]" office:value-type="float" office:value="0.570640373229981" calcext:value-type="float">
            <text:p>0.5706403732</text:p>
          </table:table-cell>
          <table:table-cell table:formula="of:=[Sheet2.$D$57]" office:value-type="float" office:value="0.571372509002686" calcext:value-type="float">
            <text:p>0.571372509</text:p>
          </table:table-cell>
          <table:table-cell table:formula="of:=[Sheet2.$D$58]" office:value-type="float" office:value="0.997388973236084" calcext:value-type="float">
            <text:p>0.9973889732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5696474" calcext:value-type="float">
            <text:p>105696474</text:p>
          </table:table-cell>
          <table:table-cell office:value-type="string" calcext:value-type="string">
            <text:p>english.100MB_bwt_500.out</text:p>
          </table:table-cell>
          <table:table-cell table:formula="of:=[.B14]/[.A14]" office:value-type="float" office:value="1.00800012588501" calcext:value-type="float">
            <text:p>1.0080001259</text:p>
          </table:table-cell>
          <table:table-cell/>
          <table:table-cell office:value-type="string" calcext:value-type="string">
            <text:p>ENG_100MB</text:p>
          </table:table-cell>
          <table:table-cell table:formula="of:=[Sheet2.$D$18]" office:value-type="float" office:value="0.574103240966797" calcext:value-type="float">
            <text:p>0.574103241</text:p>
          </table:table-cell>
          <table:table-cell table:formula="of:=[Sheet2.$D$19]" office:value-type="float" office:value="0.573501539230347" calcext:value-type="float">
            <text:p>0.5735015392</text:p>
          </table:table-cell>
          <table:table-cell table:formula="of:=[Sheet2.$D$20]" office:value-type="float" office:value="0.996993131637573" calcext:value-type="float">
            <text:p>0.9969931316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1037961" calcext:value-type="float">
            <text:p>61037961</text:p>
          </table:table-cell>
          <table:table-cell office:value-type="string" calcext:value-type="string">
            <text:p>english.100MB_bwt_500_huff.out</text:p>
          </table:table-cell>
          <table:table-cell table:formula="of:=[.B15]/[.A15]" office:value-type="float" office:value="0.582103357315063" calcext:value-type="float">
            <text:p>0.5821033573</text:p>
          </table:table-cell>
          <table:table-cell/>
          <table:table-cell office:value-type="string" calcext:value-type="string">
            <text:p>ENG_200MB</text:p>
          </table:table-cell>
          <table:table-cell table:formula="of:=[Sheet2.$D$37]" office:value-type="float" office:value="0.570020761489868" calcext:value-type="float">
            <text:p>0.5700207615</text:p>
          </table:table-cell>
          <table:table-cell table:formula="of:=[Sheet2.$D$38]" office:value-type="float" office:value="0.569697856903076" calcext:value-type="float">
            <text:p>0.5696978569</text:p>
          </table:table-cell>
          <table:table-cell table:formula="of:=[Sheet2.$D$39]" office:value-type="float" office:value="0.997017521858215" calcext:value-type="float">
            <text:p>0.9970175219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4878541" calcext:value-type="float">
            <text:p>64878541</text:p>
          </table:table-cell>
          <table:table-cell office:value-type="string" calcext:value-type="string">
            <text:p>english.100MB_bwt_500_huff_runl.out</text:p>
          </table:table-cell>
          <table:table-cell table:formula="of:=[.B16]/[.A16]" office:value-type="float" office:value="0.618729982376099" calcext:value-type="float">
            <text:p>0.6187299824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5442620" calcext:value-type="float">
            <text:p>105442620</text:p>
          </table:table-cell>
          <table:table-cell office:value-type="string" calcext:value-type="string">
            <text:p>english.100MB_bwt_500_runl.out</text:p>
          </table:table-cell>
          <table:table-cell table:formula="of:=[.B17]/[.A17]" office:value-type="float" office:value="1.00557918548584" calcext:value-type="float">
            <text:p>1.0055791855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0199088" calcext:value-type="float">
            <text:p>60199088</text:p>
          </table:table-cell>
          <table:table-cell office:value-type="string" calcext:value-type="string">
            <text:p>english.100MB_huff.out</text:p>
          </table:table-cell>
          <table:table-cell table:formula="of:=[.B18]/[.A18]" office:value-type="float" office:value="0.574103240966797" calcext:value-type="float">
            <text:p>0.574103241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0135995" calcext:value-type="float">
            <text:p>60135995</text:p>
          </table:table-cell>
          <table:table-cell office:value-type="string" calcext:value-type="string">
            <text:p>english.100MB_huff_runl.out</text:p>
          </table:table-cell>
          <table:table-cell table:formula="of:=[.B19]/[.A19]" office:value-type="float" office:value="0.573501539230347" calcext:value-type="float">
            <text:p>0.5735015392</text:p>
          </table:table-cell>
          <table:table-cell/>
          <table:table-cell office:value-type="string" calcext:value-type="string">
            <text:p>ENG BWT HUFF RUNL </text:p>
          </table:table-cell>
          <table:table-cell table:number-columns-repeated="5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4542307" calcext:value-type="float">
            <text:p>104542307</text:p>
          </table:table-cell>
          <table:table-cell office:value-type="string" calcext:value-type="string">
            <text:p>english.100MB_runl.out</text:p>
          </table:table-cell>
          <table:table-cell table:formula="of:=[.B20]/[.A20]" office:value-type="float" office:value="0.996993131637573" calcext:value-type="float">
            <text:p>0.9969931316</text:p>
          </table:table-cell>
          <table:table-cell table:number-columns-repeated="2"/>
          <table:table-cell office:value-type="string" calcext:value-type="string">
            <text:p>Sem BWT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8103818" calcext:value-type="float">
            <text:p>218103818</text:p>
          </table:table-cell>
          <table:table-cell office:value-type="string" calcext:value-type="string">
            <text:p>english.200MB_bwt_100.out</text:p>
          </table:table-cell>
          <table:table-cell table:formula="of:=[.B21]/[.A21]" office:value-type="float" office:value="1.04000004768372" calcext:value-type="float">
            <text:p>1.0400000477</text:p>
          </table:table-cell>
          <table:table-cell/>
          <table:table-cell office:value-type="string" calcext:value-type="string">
            <text:p>ENG_50MB</text:p>
          </table:table-cell>
          <table:table-cell table:formula="of:=[Sheet2.$D$57]" office:value-type="float" office:value="0.571372509002686" calcext:value-type="float">
            <text:p>0.571372509</text:p>
          </table:table-cell>
          <table:table-cell table:formula="of:=[Sheet2.$D$50]" office:value-type="float" office:value="0.639699745178223" calcext:value-type="float">
            <text:p>0.6396997452</text:p>
          </table:table-cell>
          <table:table-cell table:formula="of:=[Sheet2.$D$54]" office:value-type="float" office:value="0.618725490570068" calcext:value-type="float">
            <text:p>0.6187254906</text:p>
          </table:table-cell>
          <table:table-cell table:formula="of:=[Sheet2.$D$47]" office:value-type="float" office:value="0.611027507781982" calcext:value-type="float">
            <text:p>0.6110275078</text:p>
          </table:table-cell>
          <table:table-cell table:formula="of:=[Sheet2.$D$44]" office:value-type="float" office:value="0.573683376312256" calcext:value-type="float">
            <text:p>0.5736833763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0554074" calcext:value-type="float">
            <text:p>210554074</text:p>
          </table:table-cell>
          <table:table-cell office:value-type="string" calcext:value-type="string">
            <text:p>english.200MB_bwt_1000.out</text:p>
          </table:table-cell>
          <table:table-cell table:formula="of:=[.B22]/[.A22]" office:value-type="float" office:value="1.00400006294251" calcext:value-type="float">
            <text:p>1.0040000629</text:p>
          </table:table-cell>
          <table:table-cell/>
          <table:table-cell office:value-type="string" calcext:value-type="string">
            <text:p>ENG_100MB</text:p>
          </table:table-cell>
          <table:table-cell table:formula="of:=[Sheet2.$D$19]" office:value-type="float" office:value="0.573501539230347" calcext:value-type="float">
            <text:p>0.5735015392</text:p>
          </table:table-cell>
          <table:table-cell table:formula="of:=[Sheet2.$D$12]" office:value-type="float" office:value="0.64156587600708" calcext:value-type="float">
            <text:p>0.641565876</text:p>
          </table:table-cell>
          <table:table-cell table:formula="of:=[Sheet2.$D$16]" office:value-type="float" office:value="0.618729982376099" calcext:value-type="float">
            <text:p>0.6187299824</text:p>
          </table:table-cell>
          <table:table-cell table:formula="of:=[Sheet2.$D$9]" office:value-type="float" office:value="0.610898723602295" calcext:value-type="float">
            <text:p>0.6108987236</text:p>
          </table:table-cell>
          <table:table-cell table:formula="of:=[Sheet2.$D$6]" office:value-type="float" office:value="0.573286409378052" calcext:value-type="float">
            <text:p>0.5732864094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09799098" calcext:value-type="float">
            <text:p>209799098</text:p>
          </table:table-cell>
          <table:table-cell office:value-type="string" calcext:value-type="string">
            <text:p>english.200MB_bwt_10000.out</text:p>
          </table:table-cell>
          <table:table-cell table:formula="of:=[.B23]/[.A23]" office:value-type="float" office:value="1.00040005683899" calcext:value-type="float">
            <text:p>1.0004000568</text:p>
          </table:table-cell>
          <table:table-cell/>
          <table:table-cell office:value-type="string" calcext:value-type="string">
            <text:p>ENG_200MB</text:p>
          </table:table-cell>
          <table:table-cell table:formula="of:=[Sheet2.$D$38]" office:value-type="float" office:value="0.569697856903076" calcext:value-type="float">
            <text:p>0.5696978569</text:p>
          </table:table-cell>
          <table:table-cell table:formula="of:=[Sheet2.$D$31]" office:value-type="float" office:value="0.637908220291138" calcext:value-type="float">
            <text:p>0.6379082203</text:p>
          </table:table-cell>
          <table:table-cell table:formula="of:=[Sheet2.$D$35]" office:value-type="float" office:value="0.616754984855652" calcext:value-type="float">
            <text:p>0.6167549849</text:p>
          </table:table-cell>
          <table:table-cell table:formula="of:=[Sheet2.$D$28]" office:value-type="float" office:value="0.609578957557678" calcext:value-type="float">
            <text:p>0.6095789576</text:p>
          </table:table-cell>
          <table:table-cell table:formula="of:=[Sheet2.$D$25]" office:value-type="float" office:value="0.572769289016724" calcext:value-type="float">
            <text:p>0.572769289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19625915" calcext:value-type="float">
            <text:p>119625915</text:p>
          </table:table-cell>
          <table:table-cell office:value-type="string" calcext:value-type="string">
            <text:p>english.200MB_bwt_10000_huff.out</text:p>
          </table:table-cell>
          <table:table-cell table:formula="of:=[.B24]/[.A24]" office:value-type="float" office:value="0.570420813560486" calcext:value-type="float">
            <text:p>0.5704208136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20118426" calcext:value-type="float">
            <text:p>120118426</text:p>
          </table:table-cell>
          <table:table-cell office:value-type="string" calcext:value-type="string">
            <text:p>english.200MB_bwt_10000_huff_runl.out</text:p>
          </table:table-cell>
          <table:table-cell table:formula="of:=[.B25]/[.A25]" office:value-type="float" office:value="0.572769289016724" calcext:value-type="float">
            <text:p>0.572769289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93972370" calcext:value-type="float">
            <text:p>193972370</text:p>
          </table:table-cell>
          <table:table-cell office:value-type="string" calcext:value-type="string">
            <text:p>english.200MB_bwt_10000_runl.out</text:p>
          </table:table-cell>
          <table:table-cell table:formula="of:=[.B26]/[.A26]" office:value-type="float" office:value="0.924932336807251" calcext:value-type="float">
            <text:p>0.9249323368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20380891" calcext:value-type="float">
            <text:p>120380891</text:p>
          </table:table-cell>
          <table:table-cell office:value-type="string" calcext:value-type="string">
            <text:p>english.200MB_bwt_1000_huff.out</text:p>
          </table:table-cell>
          <table:table-cell table:formula="of:=[.B27]/[.A27]" office:value-type="float" office:value="0.574020819664001" calcext:value-type="float">
            <text:p>0.5740208197</text:p>
          </table:table-cell>
          <table:table-cell/>
          <table:table-cell office:value-type="string" calcext:value-type="string">
            <text:p>ENG BWT HUFF</text:p>
          </table:table-cell>
          <table:table-cell office:value-type="string" calcext:value-type="string">
            <text:p>Sem BWT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27837973" calcext:value-type="float">
            <text:p>127837973</text:p>
          </table:table-cell>
          <table:table-cell office:value-type="string" calcext:value-type="string">
            <text:p>english.200MB_bwt_1000_huff_runl.out</text:p>
          </table:table-cell>
          <table:table-cell table:formula="of:=[.B28]/[.A28]" office:value-type="float" office:value="0.609578957557678" calcext:value-type="float">
            <text:p>0.6095789576</text:p>
          </table:table-cell>
          <table:table-cell/>
          <table:table-cell office:value-type="string" calcext:value-type="string">
            <text:p>ENG_50MB</text:p>
          </table:table-cell>
          <table:table-cell table:formula="of:=[Sheet2.$D$56]" office:value-type="float" office:value="0.570640373229981" calcext:value-type="float">
            <text:p>0.5706403732</text:p>
          </table:table-cell>
          <table:table-cell table:formula="of:=[Sheet2.$D$49]" office:value-type="float" office:value="0.610640544891357" calcext:value-type="float">
            <text:p>0.6106405449</text:p>
          </table:table-cell>
          <table:table-cell table:formula="of:=[Sheet2.$D$53]" office:value-type="float" office:value="0.578640575408936" calcext:value-type="float">
            <text:p>0.5786405754</text:p>
          </table:table-cell>
          <table:table-cell table:formula="of:=[Sheet2.$D$46]" office:value-type="float" office:value="0.574640560150147" calcext:value-type="float">
            <text:p>0.5746405602</text:p>
          </table:table-cell>
          <table:table-cell table:formula="of:=[Sheet2.$D$43]" office:value-type="float" office:value="0.571040554046631" calcext:value-type="float">
            <text:p>0.571040554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08068204" calcext:value-type="float">
            <text:p>208068204</text:p>
          </table:table-cell>
          <table:table-cell office:value-type="string" calcext:value-type="string">
            <text:p>english.200MB_bwt_1000_runl.out</text:p>
          </table:table-cell>
          <table:table-cell table:formula="of:=[.B29]/[.A29]" office:value-type="float" office:value="0.992146511077881" calcext:value-type="float">
            <text:p>0.9921465111</text:p>
          </table:table-cell>
          <table:table-cell/>
          <table:table-cell office:value-type="string" calcext:value-type="string">
            <text:p>ENG_100MB</text:p>
          </table:table-cell>
          <table:table-cell table:formula="of:=[Sheet2.$D$18]" office:value-type="float" office:value="0.574103240966797" calcext:value-type="float">
            <text:p>0.574103241</text:p>
          </table:table-cell>
          <table:table-cell table:formula="of:=[Sheet2.$D$11]" office:value-type="float" office:value="0.614103326797485" calcext:value-type="float">
            <text:p>0.6141033268</text:p>
          </table:table-cell>
          <table:table-cell table:formula="of:=[Sheet2.$D$15]" office:value-type="float" office:value="0.582103357315063" calcext:value-type="float">
            <text:p>0.5821033573</text:p>
          </table:table-cell>
          <table:table-cell table:formula="of:=[Sheet2.$D$8]" office:value-type="float" office:value="0.578103342056274" calcext:value-type="float">
            <text:p>0.5781033421</text:p>
          </table:table-cell>
          <table:table-cell table:formula="of:=[Sheet2.$D$5]" office:value-type="float" office:value="0.574503335952759" calcext:value-type="float">
            <text:p>0.574503336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27930635" calcext:value-type="float">
            <text:p>127930635</text:p>
          </table:table-cell>
          <table:table-cell office:value-type="string" calcext:value-type="string">
            <text:p>english.200MB_bwt_100_huff.out</text:p>
          </table:table-cell>
          <table:table-cell table:formula="of:=[.B30]/[.A30]" office:value-type="float" office:value="0.610020804405212" calcext:value-type="float">
            <text:p>0.6100208044</text:p>
          </table:table-cell>
          <table:table-cell/>
          <table:table-cell office:value-type="string" calcext:value-type="string">
            <text:p>ENG_200MB</text:p>
          </table:table-cell>
          <table:table-cell table:formula="of:=[Sheet2.$D$37]" office:value-type="float" office:value="0.570020761489868" calcext:value-type="float">
            <text:p>0.5700207615</text:p>
          </table:table-cell>
          <table:table-cell table:formula="of:=[Sheet2.$D$30]" office:value-type="float" office:value="0.610020804405212" calcext:value-type="float">
            <text:p>0.6100208044</text:p>
          </table:table-cell>
          <table:table-cell table:formula="of:=[Sheet2.$D$34]" office:value-type="float" office:value="0.578020815849304" calcext:value-type="float">
            <text:p>0.5780208158</text:p>
          </table:table-cell>
          <table:table-cell table:formula="of:=[Sheet2.$D$27]" office:value-type="float" office:value="0.574020819664001" calcext:value-type="float">
            <text:p>0.5740208197</text:p>
          </table:table-cell>
          <table:table-cell table:formula="of:=[Sheet2.$D$24]" office:value-type="float" office:value="0.570420813560486" calcext:value-type="float">
            <text:p>0.5704208136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33779050" calcext:value-type="float">
            <text:p>133779050</text:p>
          </table:table-cell>
          <table:table-cell office:value-type="string" calcext:value-type="string">
            <text:p>english.200MB_bwt_100_huff_runl.out</text:p>
          </table:table-cell>
          <table:table-cell table:formula="of:=[.B31]/[.A31]" office:value-type="float" office:value="0.637908220291138" calcext:value-type="float">
            <text:p>0.6379082203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9976666" calcext:value-type="float">
            <text:p>219976666</text:p>
          </table:table-cell>
          <table:table-cell office:value-type="string" calcext:value-type="string">
            <text:p>english.200MB_bwt_100_runl.out</text:p>
          </table:table-cell>
          <table:table-cell table:formula="of:=[.B32]/[.A32]" office:value-type="float" office:value="1.04893048286438" calcext:value-type="float">
            <text:p>1.0489304829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1392934" calcext:value-type="float">
            <text:p>211392934</text:p>
          </table:table-cell>
          <table:table-cell office:value-type="string" calcext:value-type="string">
            <text:p>english.200MB_bwt_500.out</text:p>
          </table:table-cell>
          <table:table-cell table:formula="of:=[.B33]/[.A33]" office:value-type="float" office:value="1.00800005912781" calcext:value-type="float">
            <text:p>1.0080000591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21219751" calcext:value-type="float">
            <text:p>121219751</text:p>
          </table:table-cell>
          <table:table-cell office:value-type="string" calcext:value-type="string">
            <text:p>english.200MB_bwt_500_huff.out</text:p>
          </table:table-cell>
          <table:table-cell table:formula="of:=[.B34]/[.A34]" office:value-type="float" office:value="0.578020815849304" calcext:value-type="float">
            <text:p>0.5780208158</text:p>
          </table:table-cell>
          <table:table-cell/>
          <table:table-cell office:value-type="string" calcext:value-type="string">
            <text:p>BWT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29342895" calcext:value-type="float">
            <text:p>129342895</text:p>
          </table:table-cell>
          <table:table-cell office:value-type="string" calcext:value-type="string">
            <text:p>english.200MB_bwt_500_huff_runl.out</text:p>
          </table:table-cell>
          <table:table-cell table:formula="of:=[.B35]/[.A35]" office:value-type="float" office:value="0.616754984855652" calcext:value-type="float">
            <text:p>0.6167549849</text:p>
          </table:table-cell>
          <table:table-cell/>
          <table:table-cell office:value-type="string" calcext:value-type="string">
            <text:p>ENG_50MB</text:p>
          </table:table-cell>
          <table:table-cell table:formula="of:=[Sheet2.$D$40]" office:value-type="float" office:value="1.04000019073486" calcext:value-type="float">
            <text:p>1.0400001907</text:p>
          </table:table-cell>
          <table:table-cell table:formula="of:=[Sheet2.$D$52]" office:value-type="float" office:value="1.00800022125244" calcext:value-type="float">
            <text:p>1.0080002213</text:p>
          </table:table-cell>
          <table:table-cell table:formula="of:=[Sheet2.$D$41]" office:value-type="float" office:value="1.00400020599365" calcext:value-type="float">
            <text:p>1.004000206</text:p>
          </table:table-cell>
          <table:table-cell table:formula="of:=[Sheet2.$D$42]" office:value-type="float" office:value="1.00040019989014" calcext:value-type="float">
            <text:p>1.0004001999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1258039" calcext:value-type="float">
            <text:p>211258039</text:p>
          </table:table-cell>
          <table:table-cell office:value-type="string" calcext:value-type="string">
            <text:p>english.200MB_bwt_500_runl.out</text:p>
          </table:table-cell>
          <table:table-cell table:formula="of:=[.B36]/[.A36]" office:value-type="float" office:value="1.00735682964325" calcext:value-type="float">
            <text:p>1.0073568296</text:p>
          </table:table-cell>
          <table:table-cell/>
          <table:table-cell office:value-type="string" calcext:value-type="string">
            <text:p>ENG_100MB</text:p>
          </table:table-cell>
          <table:table-cell table:formula="of:=[Sheet2.$D$2]" office:value-type="float" office:value="1.04000009536743" calcext:value-type="float">
            <text:p>1.0400000954</text:p>
          </table:table-cell>
          <table:table-cell table:formula="of:=[Sheet2.$D$14]" office:value-type="float" office:value="1.00800012588501" calcext:value-type="float">
            <text:p>1.0080001259</text:p>
          </table:table-cell>
          <table:table-cell table:formula="of:=[Sheet2.$D$3]" office:value-type="float" office:value="1.00400011062622" calcext:value-type="float">
            <text:p>1.0040001106</text:p>
          </table:table-cell>
          <table:table-cell table:formula="of:=[Sheet2.$D$4]" office:value-type="float" office:value="1.00040010452271" calcext:value-type="float">
            <text:p>1.0004001045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19542018" calcext:value-type="float">
            <text:p>119542018</text:p>
          </table:table-cell>
          <table:table-cell office:value-type="string" calcext:value-type="string">
            <text:p>english.200MB_huff.out</text:p>
          </table:table-cell>
          <table:table-cell table:formula="of:=[.B37]/[.A37]" office:value-type="float" office:value="0.570020761489868" calcext:value-type="float">
            <text:p>0.5700207615</text:p>
          </table:table-cell>
          <table:table-cell/>
          <table:table-cell office:value-type="string" calcext:value-type="string">
            <text:p>ENG_200MB</text:p>
          </table:table-cell>
          <table:table-cell table:formula="of:=[Sheet2.$D$21]" office:value-type="float" office:value="1.04000004768372" calcext:value-type="float">
            <text:p>1.0400000477</text:p>
          </table:table-cell>
          <table:table-cell table:formula="of:=[Sheet2.$D$33]" office:value-type="float" office:value="1.00800005912781" calcext:value-type="float">
            <text:p>1.0080000591</text:p>
          </table:table-cell>
          <table:table-cell table:formula="of:=[Sheet2.$D$22]" office:value-type="float" office:value="1.00400006294251" calcext:value-type="float">
            <text:p>1.0040000629</text:p>
          </table:table-cell>
          <table:table-cell table:formula="of:=[Sheet2.$D$23]" office:value-type="float" office:value="1.00040005683899" calcext:value-type="float">
            <text:p>1.0004000568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19474300" calcext:value-type="float">
            <text:p>119474300</text:p>
          </table:table-cell>
          <table:table-cell office:value-type="string" calcext:value-type="string">
            <text:p>english.200MB_huff_runl.out</text:p>
          </table:table-cell>
          <table:table-cell table:formula="of:=[.B38]/[.A38]" office:value-type="float" office:value="0.569697856903076" calcext:value-type="float">
            <text:p>0.5696978569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09089729" calcext:value-type="float">
            <text:p>209089729</text:p>
          </table:table-cell>
          <table:table-cell office:value-type="string" calcext:value-type="string">
            <text:p>english.200MB_runl.out</text:p>
          </table:table-cell>
          <table:table-cell table:formula="of:=[.B39]/[.A39]" office:value-type="float" office:value="0.997017521858215" calcext:value-type="float">
            <text:p>0.997017521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4525962" calcext:value-type="float">
            <text:p>54525962</text:p>
          </table:table-cell>
          <table:table-cell office:value-type="string" calcext:value-type="string">
            <text:p>english.50MB_bwt_100.out</text:p>
          </table:table-cell>
          <table:table-cell table:formula="of:=[.B40]/[.A40]" office:value-type="float" office:value="1.04000019073486" calcext:value-type="float">
            <text:p>1.0400001907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638526" calcext:value-type="float">
            <text:p>52638526</text:p>
          </table:table-cell>
          <table:table-cell office:value-type="string" calcext:value-type="string">
            <text:p>english.50MB_bwt_1000.out</text:p>
          </table:table-cell>
          <table:table-cell table:formula="of:=[.B41]/[.A41]" office:value-type="float" office:value="1.00400020599365" calcext:value-type="float">
            <text:p>1.004000206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449782" calcext:value-type="float">
            <text:p>52449782</text:p>
          </table:table-cell>
          <table:table-cell office:value-type="string" calcext:value-type="string">
            <text:p>english.50MB_bwt_10000.out</text:p>
          </table:table-cell>
          <table:table-cell table:formula="of:=[.B42]/[.A42]" office:value-type="float" office:value="1.00040019989014" calcext:value-type="float">
            <text:p>1.000400199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29938971" calcext:value-type="float">
            <text:p>29938971</text:p>
          </table:table-cell>
          <table:table-cell office:value-type="string" calcext:value-type="string">
            <text:p>english.50MB_bwt_10000_huff.out</text:p>
          </table:table-cell>
          <table:table-cell table:formula="of:=[.B43]/[.A43]" office:value-type="float" office:value="0.571040554046631" calcext:value-type="float">
            <text:p>0.571040554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0077531" calcext:value-type="float">
            <text:p>30077531</text:p>
          </table:table-cell>
          <table:table-cell office:value-type="string" calcext:value-type="string">
            <text:p>english.50MB_bwt_10000_huff_runl.out</text:p>
          </table:table-cell>
          <table:table-cell table:formula="of:=[.B44]/[.A44]" office:value-type="float" office:value="0.573683376312256" calcext:value-type="float">
            <text:p>0.5736833763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48404493" calcext:value-type="float">
            <text:p>48404493</text:p>
          </table:table-cell>
          <table:table-cell office:value-type="string" calcext:value-type="string">
            <text:p>english.50MB_bwt_10000_runl.out</text:p>
          </table:table-cell>
          <table:table-cell table:formula="of:=[.B45]/[.A45]" office:value-type="float" office:value="0.923242435455322" calcext:value-type="float">
            <text:p>0.9232424355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0127715" calcext:value-type="float">
            <text:p>30127715</text:p>
          </table:table-cell>
          <table:table-cell office:value-type="string" calcext:value-type="string">
            <text:p>english.50MB_bwt_1000_huff.out</text:p>
          </table:table-cell>
          <table:table-cell table:formula="of:=[.B46]/[.A46]" office:value-type="float" office:value="0.574640560150147" calcext:value-type="float">
            <text:p>0.5746405602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2035439" calcext:value-type="float">
            <text:p>32035439</text:p>
          </table:table-cell>
          <table:table-cell office:value-type="string" calcext:value-type="string">
            <text:p>english.50MB_bwt_1000_huff_runl.out</text:p>
          </table:table-cell>
          <table:table-cell table:formula="of:=[.B47]/[.A47]" office:value-type="float" office:value="0.611027507781982" calcext:value-type="float">
            <text:p>0.6110275078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1961228" calcext:value-type="float">
            <text:p>51961228</text:p>
          </table:table-cell>
          <table:table-cell office:value-type="string" calcext:value-type="string">
            <text:p>english.50MB_bwt_1000_runl.out</text:p>
          </table:table-cell>
          <table:table-cell table:formula="of:=[.B48]/[.A48]" office:value-type="float" office:value="0.991081771850586" calcext:value-type="float">
            <text:p>0.991081771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2015151" calcext:value-type="float">
            <text:p>32015151</text:p>
          </table:table-cell>
          <table:table-cell office:value-type="string" calcext:value-type="string">
            <text:p>english.50MB_bwt_100_huff.out</text:p>
          </table:table-cell>
          <table:table-cell table:formula="of:=[.B49]/[.A49]" office:value-type="float" office:value="0.610640544891357" calcext:value-type="float">
            <text:p>0.610640544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3538690" calcext:value-type="float">
            <text:p>33538690</text:p>
          </table:table-cell>
          <table:table-cell office:value-type="string" calcext:value-type="string">
            <text:p>english.50MB_bwt_100_huff_runl.out</text:p>
          </table:table-cell>
          <table:table-cell table:formula="of:=[.B50]/[.A50]" office:value-type="float" office:value="0.639699745178223" calcext:value-type="float">
            <text:p>0.6396997452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4988337" calcext:value-type="float">
            <text:p>54988337</text:p>
          </table:table-cell>
          <table:table-cell office:value-type="string" calcext:value-type="string">
            <text:p>english.50MB_bwt_100_runl.out</text:p>
          </table:table-cell>
          <table:table-cell table:formula="of:=[.B51]/[.A51]" office:value-type="float" office:value="1.04881929397583" calcext:value-type="float">
            <text:p>1.048819294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848242" calcext:value-type="float">
            <text:p>52848242</text:p>
          </table:table-cell>
          <table:table-cell office:value-type="string" calcext:value-type="string">
            <text:p>english.50MB_bwt_500.out</text:p>
          </table:table-cell>
          <table:table-cell table:formula="of:=[.B52]/[.A52]" office:value-type="float" office:value="1.00800022125244" calcext:value-type="float">
            <text:p>1.0080002213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0337431" calcext:value-type="float">
            <text:p>30337431</text:p>
          </table:table-cell>
          <table:table-cell office:value-type="string" calcext:value-type="string">
            <text:p>english.50MB_bwt_500_huff.out</text:p>
          </table:table-cell>
          <table:table-cell table:formula="of:=[.B53]/[.A53]" office:value-type="float" office:value="0.578640575408936" calcext:value-type="float">
            <text:p>0.5786405754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2439035" calcext:value-type="float">
            <text:p>32439035</text:p>
          </table:table-cell>
          <table:table-cell office:value-type="string" calcext:value-type="string">
            <text:p>english.50MB_bwt_500_huff_runl.out</text:p>
          </table:table-cell>
          <table:table-cell table:formula="of:=[.B54]/[.A54]" office:value-type="float" office:value="0.618725490570068" calcext:value-type="float">
            <text:p>0.6187254906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793842" calcext:value-type="float">
            <text:p>52793842</text:p>
          </table:table-cell>
          <table:table-cell office:value-type="string" calcext:value-type="string">
            <text:p>english.50MB_bwt_500_runl.out</text:p>
          </table:table-cell>
          <table:table-cell table:formula="of:=[.B55]/[.A55]" office:value-type="float" office:value="1.00696262359619" calcext:value-type="float">
            <text:p>1.0069626236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29917990" calcext:value-type="float">
            <text:p>29917990</text:p>
          </table:table-cell>
          <table:table-cell office:value-type="string" calcext:value-type="string">
            <text:p>english.50MB_huff.out</text:p>
          </table:table-cell>
          <table:table-cell table:formula="of:=[.B56]/[.A56]" office:value-type="float" office:value="0.570640373229981" calcext:value-type="float">
            <text:p>0.5706403732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29956375" calcext:value-type="float">
            <text:p>29956375</text:p>
          </table:table-cell>
          <table:table-cell office:value-type="string" calcext:value-type="string">
            <text:p>english.50MB_huff_runl.out</text:p>
          </table:table-cell>
          <table:table-cell table:formula="of:=[.B57]/[.A57]" office:value-type="float" office:value="0.571372509002686" calcext:value-type="float">
            <text:p>0.57137250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291907" calcext:value-type="float">
            <text:p>52291907</text:p>
          </table:table-cell>
          <table:table-cell office:value-type="string" calcext:value-type="string">
            <text:p>english.50MB_runl.out</text:p>
          </table:table-cell>
          <table:table-cell table:formula="of:=[.B58]/[.A58]" office:value-type="float" office:value="0.997388973236084" calcext:value-type="float">
            <text:p>0.9973889732</text:p>
          </table:table-cell>
          <table:table-cell table:number-columns-repeated="7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Compressed</text:p>
          </table:table-cell>
          <table:table-cell/>
          <table:table-cell office:value-type="string" calcext:value-type="string">
            <text:p>Compression Rate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9051914" calcext:value-type="float">
            <text:p>109051914</text:p>
          </table:table-cell>
          <table:table-cell office:value-type="string" calcext:value-type="string">
            <text:p>dblp.xml.100MB_bwt_100.out</text:p>
          </table:table-cell>
          <table:table-cell table:formula="of:=[.B2]/[.A2]" office:value-type="float" office:value="1.04000009536743" calcext:value-type="float">
            <text:p>1.0400000954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5277042" calcext:value-type="float">
            <text:p>105277042</text:p>
          </table:table-cell>
          <table:table-cell office:value-type="string" calcext:value-type="string">
            <text:p>dblp.xml.100MB_bwt_1000.out</text:p>
          </table:table-cell>
          <table:table-cell table:formula="of:=[.B3]/[.A3]" office:value-type="float" office:value="1.00400011062622" calcext:value-type="float">
            <text:p>1.0040001106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4899554" calcext:value-type="float">
            <text:p>104899554</text:p>
          </table:table-cell>
          <table:table-cell office:value-type="string" calcext:value-type="string">
            <text:p>dblp.xml.100MB_bwt_10000.out</text:p>
          </table:table-cell>
          <table:table-cell table:formula="of:=[.B4]/[.A4]" office:value-type="float" office:value="1.00040010452271" calcext:value-type="float">
            <text:p>1.0004001045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8955601" calcext:value-type="float">
            <text:p>68955601</text:p>
          </table:table-cell>
          <table:table-cell office:value-type="string" calcext:value-type="string">
            <text:p>dblp.xml.100MB_bwt_10000_huff.out</text:p>
          </table:table-cell>
          <table:table-cell table:formula="of:=[.B5]/[.A5]" office:value-type="float" office:value="0.657611856460571" calcext:value-type="float">
            <text:p>0.6576118565</text:p>
          </table:table-cell>
          <table:table-cell/>
          <table:table-cell office:value-type="string" calcext:value-type="string">
            <text:p>XML BWT RUNL</text:p>
          </table:table-cell>
          <table:table-cell office:value-type="string" calcext:value-type="string">
            <text:p>Sem BWT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33342791" calcext:value-type="float">
            <text:p>33342791</text:p>
          </table:table-cell>
          <table:table-cell office:value-type="string" calcext:value-type="string">
            <text:p>dblp.xml.100MB_bwt_10000_huff_runl.out</text:p>
          </table:table-cell>
          <table:table-cell table:formula="of:=[.B6]/[.A6]" office:value-type="float" office:value="0.317981634140015" calcext:value-type="float">
            <text:p>0.3179816341</text:p>
          </table:table-cell>
          <table:table-cell/>
          <table:table-cell office:value-type="string" calcext:value-type="string">
            <text:p>XML_50MB</text:p>
          </table:table-cell>
          <table:table-cell table:formula="of:=[Sheet3.$D$58]" office:value-type="float" office:value="1.00042205810547" calcext:value-type="float">
            <text:p>1.0004220581</text:p>
          </table:table-cell>
          <table:table-cell table:formula="of:=[Sheet3.$D$51]" office:value-type="float" office:value="1.03772464752197" calcext:value-type="float">
            <text:p>1.0377246475</text:p>
          </table:table-cell>
          <table:table-cell table:formula="of:=[Sheet3.$D$55]" office:value-type="float" office:value="0.938892917633057" calcext:value-type="float">
            <text:p>0.9388929176</text:p>
          </table:table-cell>
          <table:table-cell table:formula="of:=[Sheet3.$D$48]" office:value-type="float" office:value="0.873568134307861" calcext:value-type="float">
            <text:p>0.8735681343</text:p>
          </table:table-cell>
          <table:table-cell table:formula="of:=[Sheet3.$D$45]" office:value-type="float" office:value="0.426571521759033" calcext:value-type="float">
            <text:p>0.4265715218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44973719" calcext:value-type="float">
            <text:p>44973719</text:p>
          </table:table-cell>
          <table:table-cell office:value-type="string" calcext:value-type="string">
            <text:p>dblp.xml.100MB_bwt_10000_runl.out</text:p>
          </table:table-cell>
          <table:table-cell table:formula="of:=[.B7]/[.A7]" office:value-type="float" office:value="0.428902807235718" calcext:value-type="float">
            <text:p>0.4289028072</text:p>
          </table:table-cell>
          <table:table-cell/>
          <table:table-cell office:value-type="string" calcext:value-type="string">
            <text:p>XML_100MB</text:p>
          </table:table-cell>
          <table:table-cell table:formula="of:=[Sheet3.$D$20]" office:value-type="float" office:value="1.00103384017944" calcext:value-type="float">
            <text:p>1.0010338402</text:p>
          </table:table-cell>
          <table:table-cell table:formula="of:=[Sheet3.$D$13]" office:value-type="float" office:value="1.04757073402405" calcext:value-type="float">
            <text:p>1.047570734</text:p>
          </table:table-cell>
          <table:table-cell table:formula="of:=[Sheet3.$D$17]" office:value-type="float" office:value="0.936285257339478" calcext:value-type="float">
            <text:p>0.9362852573</text:p>
          </table:table-cell>
          <table:table-cell table:formula="of:=[Sheet3.$D$10]" office:value-type="float" office:value="0.867092113494873" calcext:value-type="float">
            <text:p>0.8670921135</text:p>
          </table:table-cell>
          <table:table-cell table:formula="of:=[Sheet3.$D$7]" office:value-type="float" office:value="0.428902807235718" calcext:value-type="float">
            <text:p>0.4289028072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9333089" calcext:value-type="float">
            <text:p>69333089</text:p>
          </table:table-cell>
          <table:table-cell office:value-type="string" calcext:value-type="string">
            <text:p>dblp.xml.100MB_bwt_1000_huff.out</text:p>
          </table:table-cell>
          <table:table-cell table:formula="of:=[.B8]/[.A8]" office:value-type="float" office:value="0.661211862564087" calcext:value-type="float">
            <text:p>0.6612118626</text:p>
          </table:table-cell>
          <table:table-cell/>
          <table:table-cell office:value-type="string" calcext:value-type="string">
            <text:p>XML_200MB</text:p>
          </table:table-cell>
          <table:table-cell table:formula="of:=[Sheet3.$D$39]" office:value-type="float" office:value="1.00117263317108" calcext:value-type="float">
            <text:p>1.0011726332</text:p>
          </table:table-cell>
          <table:table-cell table:formula="of:=[Sheet3.$D$32]" office:value-type="float" office:value="1.04726856708527" calcext:value-type="float">
            <text:p>1.0472685671</text:p>
          </table:table-cell>
          <table:table-cell table:formula="of:=[Sheet3.$D$36]" office:value-type="float" office:value="0.937617769241333" calcext:value-type="float">
            <text:p>0.9376177692</text:p>
          </table:table-cell>
          <table:table-cell table:formula="of:=[Sheet3.$D$29]" office:value-type="float" office:value="0.859942502975464" calcext:value-type="float">
            <text:p>0.859942503</text:p>
          </table:table-cell>
          <table:table-cell table:formula="of:=[Sheet3.$D$26]" office:value-type="float" office:value="0.4371875" calcext:value-type="float">
            <text:p>0.4371875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7258891" calcext:value-type="float">
            <text:p>67258891</text:p>
          </table:table-cell>
          <table:table-cell office:value-type="string" calcext:value-type="string">
            <text:p>dblp.xml.100MB_bwt_1000_huff_runl.out</text:p>
          </table:table-cell>
          <table:table-cell table:formula="of:=[.B9]/[.A9]" office:value-type="float" office:value="0.641430768966675" calcext:value-type="float">
            <text:p>0.641430769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90921198" calcext:value-type="float">
            <text:p>90921198</text:p>
          </table:table-cell>
          <table:table-cell office:value-type="string" calcext:value-type="string">
            <text:p>dblp.xml.100MB_bwt_1000_runl.out</text:p>
          </table:table-cell>
          <table:table-cell table:formula="of:=[.B10]/[.A10]" office:value-type="float" office:value="0.867092113494873" calcext:value-type="float">
            <text:p>0.8670921135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73107961" calcext:value-type="float">
            <text:p>73107961</text:p>
          </table:table-cell>
          <table:table-cell office:value-type="string" calcext:value-type="string">
            <text:p>dblp.xml.100MB_bwt_100_huff.out</text:p>
          </table:table-cell>
          <table:table-cell table:formula="of:=[.B11]/[.A11]" office:value-type="float" office:value="0.697211847305298" calcext:value-type="float">
            <text:p>0.6972118473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77269667" calcext:value-type="float">
            <text:p>77269667</text:p>
          </table:table-cell>
          <table:table-cell office:value-type="string" calcext:value-type="string">
            <text:p>dblp.xml.100MB_bwt_100_huff_runl.out</text:p>
          </table:table-cell>
          <table:table-cell table:formula="of:=[.B12]/[.A12]" office:value-type="float" office:value="0.736900968551636" calcext:value-type="float">
            <text:p>0.7369009686</text:p>
          </table:table-cell>
          <table:table-cell/>
          <table:table-cell office:value-type="string" calcext:value-type="string">
            <text:p>XML HUFF RUNL</text:p>
          </table:table-cell>
          <table:table-cell office:value-type="string" calcext:value-type="string">
            <text:p>Huffman</text:p>
          </table:table-cell>
          <table:table-cell office:value-type="string" calcext:value-type="string">
            <text:p>Run Length + Huffman</text:p>
          </table:table-cell>
          <table:table-cell office:value-type="string" calcext:value-type="string">
            <text:p>Run Length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9845753" calcext:value-type="float">
            <text:p>109845753</text:p>
          </table:table-cell>
          <table:table-cell office:value-type="string" calcext:value-type="string">
            <text:p>dblp.xml.100MB_bwt_100_runl.out</text:p>
          </table:table-cell>
          <table:table-cell table:formula="of:=[.B13]/[.A13]" office:value-type="float" office:value="1.04757073402405" calcext:value-type="float">
            <text:p>1.047570734</text:p>
          </table:table-cell>
          <table:table-cell/>
          <table:table-cell office:value-type="string" calcext:value-type="string">
            <text:p>XML_50MB</text:p>
          </table:table-cell>
          <table:table-cell table:formula="of:=[Sheet3.$D$56]" office:value-type="float" office:value="0.657611427307129" calcext:value-type="float">
            <text:p>0.6576114273</text:p>
          </table:table-cell>
          <table:table-cell table:formula="of:=[Sheet3.$D$57]" office:value-type="float" office:value="0.659321689605713" calcext:value-type="float">
            <text:p>0.6593216896</text:p>
          </table:table-cell>
          <table:table-cell table:formula="of:=[Sheet3.$D$58]" office:value-type="float" office:value="1.00042205810547" calcext:value-type="float">
            <text:p>1.0004220581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5696474" calcext:value-type="float">
            <text:p>105696474</text:p>
          </table:table-cell>
          <table:table-cell office:value-type="string" calcext:value-type="string">
            <text:p>dblp.xml.100MB_bwt_500.out</text:p>
          </table:table-cell>
          <table:table-cell table:formula="of:=[.B14]/[.A14]" office:value-type="float" office:value="1.00800012588501" calcext:value-type="float">
            <text:p>1.0080001259</text:p>
          </table:table-cell>
          <table:table-cell/>
          <table:table-cell office:value-type="string" calcext:value-type="string">
            <text:p>XML_100MB</text:p>
          </table:table-cell>
          <table:table-cell table:formula="of:=[Sheet3.$D$18]" office:value-type="float" office:value="0.657211761474609" calcext:value-type="float">
            <text:p>0.6572117615</text:p>
          </table:table-cell>
          <table:table-cell table:formula="of:=[Sheet3.$D$19]" office:value-type="float" office:value="0.659184484481812" calcext:value-type="float">
            <text:p>0.6591844845</text:p>
          </table:table-cell>
          <table:table-cell table:formula="of:=[Sheet3.$D$20]" office:value-type="float" office:value="1.00103384017944" calcext:value-type="float">
            <text:p>1.0010338402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9752521" calcext:value-type="float">
            <text:p>69752521</text:p>
          </table:table-cell>
          <table:table-cell office:value-type="string" calcext:value-type="string">
            <text:p>dblp.xml.100MB_bwt_500_huff.out</text:p>
          </table:table-cell>
          <table:table-cell table:formula="of:=[.B15]/[.A15]" office:value-type="float" office:value="0.665211877822876" calcext:value-type="float">
            <text:p>0.6652118778</text:p>
          </table:table-cell>
          <table:table-cell/>
          <table:table-cell office:value-type="string" calcext:value-type="string">
            <text:p>XML_200MB</text:p>
          </table:table-cell>
          <table:table-cell table:formula="of:=[Sheet3.$D$37]" office:value-type="float" office:value="0.66088662147522" calcext:value-type="float">
            <text:p>0.6608866215</text:p>
          </table:table-cell>
          <table:table-cell table:formula="of:=[Sheet3.$D$38]" office:value-type="float" office:value="0.66308322429657" calcext:value-type="float">
            <text:p>0.6630832243</text:p>
          </table:table-cell>
          <table:table-cell table:formula="of:=[Sheet3.$D$39]" office:value-type="float" office:value="1.00117263317108" calcext:value-type="float">
            <text:p>1.0011726332</text:p>
          </table:table-cell>
          <table:table-cell table:number-columns-repeated="2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70678680" calcext:value-type="float">
            <text:p>70678680</text:p>
          </table:table-cell>
          <table:table-cell office:value-type="string" calcext:value-type="string">
            <text:p>dblp.xml.100MB_bwt_500_huff_runl.out</text:p>
          </table:table-cell>
          <table:table-cell table:formula="of:=[.B16]/[.A16]" office:value-type="float" office:value="0.674044418334961" calcext:value-type="float">
            <text:p>0.6740444183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98176625" calcext:value-type="float">
            <text:p>98176625</text:p>
          </table:table-cell>
          <table:table-cell office:value-type="string" calcext:value-type="string">
            <text:p>dblp.xml.100MB_bwt_500_runl.out</text:p>
          </table:table-cell>
          <table:table-cell table:formula="of:=[.B17]/[.A17]" office:value-type="float" office:value="0.936285257339478" calcext:value-type="float">
            <text:p>0.9362852573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8913648" calcext:value-type="float">
            <text:p>68913648</text:p>
          </table:table-cell>
          <table:table-cell office:value-type="string" calcext:value-type="string">
            <text:p>dblp.xml.100MB_huff.out</text:p>
          </table:table-cell>
          <table:table-cell table:formula="of:=[.B18]/[.A18]" office:value-type="float" office:value="0.657211761474609" calcext:value-type="float">
            <text:p>0.6572117615</text:p>
          </table:table-cell>
          <table:table-cell table:number-columns-repeated="7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9120503" calcext:value-type="float">
            <text:p>69120503</text:p>
          </table:table-cell>
          <table:table-cell office:value-type="string" calcext:value-type="string">
            <text:p>dblp.xml.100MB_huff_runl.out</text:p>
          </table:table-cell>
          <table:table-cell table:formula="of:=[.B19]/[.A19]" office:value-type="float" office:value="0.659184484481812" calcext:value-type="float">
            <text:p>0.6591844845</text:p>
          </table:table-cell>
          <table:table-cell/>
          <table:table-cell office:value-type="string" calcext:value-type="string">
            <text:p>XML BWT HUFF RUNL </text:p>
          </table:table-cell>
          <table:table-cell table:number-columns-repeated="5"/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04966006" calcext:value-type="float">
            <text:p>104966006</text:p>
          </table:table-cell>
          <table:table-cell office:value-type="string" calcext:value-type="string">
            <text:p>dblp.xml.100MB_runl.out</text:p>
          </table:table-cell>
          <table:table-cell table:formula="of:=[.B20]/[.A20]" office:value-type="float" office:value="1.00103384017944" calcext:value-type="float">
            <text:p>1.0010338402</text:p>
          </table:table-cell>
          <table:table-cell table:number-columns-repeated="2"/>
          <table:table-cell office:value-type="string" calcext:value-type="string">
            <text:p>Sem BWT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8103818" calcext:value-type="float">
            <text:p>218103818</text:p>
          </table:table-cell>
          <table:table-cell office:value-type="string" calcext:value-type="string">
            <text:p>dblp.xml.200MB_bwt_100.out</text:p>
          </table:table-cell>
          <table:table-cell table:formula="of:=[.B21]/[.A21]" office:value-type="float" office:value="1.04000004768372" calcext:value-type="float">
            <text:p>1.0400000477</text:p>
          </table:table-cell>
          <table:table-cell/>
          <table:table-cell office:value-type="string" calcext:value-type="string">
            <text:p>XML_50MB</text:p>
          </table:table-cell>
          <table:table-cell table:formula="of:=[Sheet3.$D$57]" office:value-type="float" office:value="0.659321689605713" calcext:value-type="float">
            <text:p>0.6593216896</text:p>
          </table:table-cell>
          <table:table-cell table:formula="of:=[Sheet3.$D$50]" office:value-type="float" office:value="0.736715412139893" calcext:value-type="float">
            <text:p>0.7367154121</text:p>
          </table:table-cell>
          <table:table-cell table:formula="of:=[Sheet3.$D$54]" office:value-type="float" office:value="0.675407218933106" calcext:value-type="float">
            <text:p>0.6754072189</text:p>
          </table:table-cell>
          <table:table-cell table:formula="of:=[Sheet3.$D$47]" office:value-type="float" office:value="0.646386413574219" calcext:value-type="float">
            <text:p>0.6463864136</text:p>
          </table:table-cell>
          <table:table-cell table:formula="of:=[Sheet3.$D$44]" office:value-type="float" office:value="0.319664726257324" calcext:value-type="float">
            <text:p>0.3196647263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0554074" calcext:value-type="float">
            <text:p>210554074</text:p>
          </table:table-cell>
          <table:table-cell office:value-type="string" calcext:value-type="string">
            <text:p>dblp.xml.200MB_bwt_1000.out</text:p>
          </table:table-cell>
          <table:table-cell table:formula="of:=[.B22]/[.A22]" office:value-type="float" office:value="1.00400006294251" calcext:value-type="float">
            <text:p>1.0040000629</text:p>
          </table:table-cell>
          <table:table-cell/>
          <table:table-cell office:value-type="string" calcext:value-type="string">
            <text:p>XML_100MB</text:p>
          </table:table-cell>
          <table:table-cell table:formula="of:=[Sheet3.$D$19]" office:value-type="float" office:value="0.659184484481812" calcext:value-type="float">
            <text:p>0.6591844845</text:p>
          </table:table-cell>
          <table:table-cell table:formula="of:=[Sheet3.$D$12]" office:value-type="float" office:value="0.736900968551636" calcext:value-type="float">
            <text:p>0.7369009686</text:p>
          </table:table-cell>
          <table:table-cell table:formula="of:=[Sheet3.$D$16]" office:value-type="float" office:value="0.674044418334961" calcext:value-type="float">
            <text:p>0.6740444183</text:p>
          </table:table-cell>
          <table:table-cell table:formula="of:=[Sheet3.$D$9]" office:value-type="float" office:value="0.641430768966675" calcext:value-type="float">
            <text:p>0.641430769</text:p>
          </table:table-cell>
          <table:table-cell table:formula="of:=[Sheet3.$D$6]" office:value-type="float" office:value="0.317981634140015" calcext:value-type="float">
            <text:p>0.3179816341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09799098" calcext:value-type="float">
            <text:p>209799098</text:p>
          </table:table-cell>
          <table:table-cell office:value-type="string" calcext:value-type="string">
            <text:p>dblp.xml.200MB_bwt_10000.out</text:p>
          </table:table-cell>
          <table:table-cell table:formula="of:=[.B23]/[.A23]" office:value-type="float" office:value="1.00040005683899" calcext:value-type="float">
            <text:p>1.0004000568</text:p>
          </table:table-cell>
          <table:table-cell/>
          <table:table-cell office:value-type="string" calcext:value-type="string">
            <text:p>XML_200MB</text:p>
          </table:table-cell>
          <table:table-cell table:formula="of:=[Sheet3.$D$38]" office:value-type="float" office:value="0.66308322429657" calcext:value-type="float">
            <text:p>0.6630832243</text:p>
          </table:table-cell>
          <table:table-cell table:formula="of:=[Sheet3.$D$31]" office:value-type="float" office:value="0.740746159553528" calcext:value-type="float">
            <text:p>0.7407461596</text:p>
          </table:table-cell>
          <table:table-cell table:formula="of:=[Sheet3.$D$35]" office:value-type="float" office:value="0.680107254981995" calcext:value-type="float">
            <text:p>0.680107255</text:p>
          </table:table-cell>
          <table:table-cell table:formula="of:=[Sheet3.$D$28]" office:value-type="float" office:value="0.638669786453247" calcext:value-type="float">
            <text:p>0.6386697865</text:p>
          </table:table-cell>
          <table:table-cell table:formula="of:=[Sheet3.$D$25]" office:value-type="float" office:value="0.325177698135376" calcext:value-type="float">
            <text:p>0.3251776981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38681867" calcext:value-type="float">
            <text:p>138681867</text:p>
          </table:table-cell>
          <table:table-cell office:value-type="string" calcext:value-type="string">
            <text:p>dblp.xml.200MB_bwt_10000_huff.out</text:p>
          </table:table-cell>
          <table:table-cell table:formula="of:=[.B24]/[.A24]" office:value-type="float" office:value="0.661286673545837" calcext:value-type="float">
            <text:p>0.6612866735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68194706" calcext:value-type="float">
            <text:p>68194706</text:p>
          </table:table-cell>
          <table:table-cell office:value-type="string" calcext:value-type="string">
            <text:p>dblp.xml.200MB_bwt_10000_huff_runl.out</text:p>
          </table:table-cell>
          <table:table-cell table:formula="of:=[.B25]/[.A25]" office:value-type="float" office:value="0.325177698135376" calcext:value-type="float">
            <text:p>0.3251776981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91684864" calcext:value-type="float">
            <text:p>91684864</text:p>
          </table:table-cell>
          <table:table-cell office:value-type="string" calcext:value-type="string">
            <text:p>dblp.xml.200MB_bwt_10000_runl.out</text:p>
          </table:table-cell>
          <table:table-cell table:formula="of:=[.B26]/[.A26]" office:value-type="float" office:value="0.4371875" calcext:value-type="float">
            <text:p>0.4371875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39436843" calcext:value-type="float">
            <text:p>139436843</text:p>
          </table:table-cell>
          <table:table-cell office:value-type="string" calcext:value-type="string">
            <text:p>dblp.xml.200MB_bwt_1000_huff.out</text:p>
          </table:table-cell>
          <table:table-cell table:formula="of:=[.B27]/[.A27]" office:value-type="float" office:value="0.664886679649353" calcext:value-type="float">
            <text:p>0.6648866796</text:p>
          </table:table-cell>
          <table:table-cell/>
          <table:table-cell office:value-type="string" calcext:value-type="string">
            <text:p>XML BWT HUFF</text:p>
          </table:table-cell>
          <table:table-cell office:value-type="string" calcext:value-type="string">
            <text:p>Sem BWT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33938762" calcext:value-type="float">
            <text:p>133938762</text:p>
          </table:table-cell>
          <table:table-cell office:value-type="string" calcext:value-type="string">
            <text:p>dblp.xml.200MB_bwt_1000_huff_runl.out</text:p>
          </table:table-cell>
          <table:table-cell table:formula="of:=[.B28]/[.A28]" office:value-type="float" office:value="0.638669786453247" calcext:value-type="float">
            <text:p>0.6386697865</text:p>
          </table:table-cell>
          <table:table-cell/>
          <table:table-cell office:value-type="string" calcext:value-type="string">
            <text:p>XML_50MB</text:p>
          </table:table-cell>
          <table:table-cell table:formula="of:=[Sheet3.$D$56]" office:value-type="float" office:value="0.657611427307129" calcext:value-type="float">
            <text:p>0.6576114273</text:p>
          </table:table-cell>
          <table:table-cell table:formula="of:=[Sheet3.$D$49]" office:value-type="float" office:value="0.697611598968506" calcext:value-type="float">
            <text:p>0.697611599</text:p>
          </table:table-cell>
          <table:table-cell table:formula="of:=[Sheet3.$D$53]" office:value-type="float" office:value="0.665611629486084" calcext:value-type="float">
            <text:p>0.6656116295</text:p>
          </table:table-cell>
          <table:table-cell table:formula="of:=[Sheet3.$D$46]" office:value-type="float" office:value="0.661611614227295" calcext:value-type="float">
            <text:p>0.6616116142</text:p>
          </table:table-cell>
          <table:table-cell table:formula="of:=[Sheet3.$D$43]" office:value-type="float" office:value="0.658011608123779" calcext:value-type="float">
            <text:p>0.6580116081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80343014" calcext:value-type="float">
            <text:p>180343014</text:p>
          </table:table-cell>
          <table:table-cell office:value-type="string" calcext:value-type="string">
            <text:p>dblp.xml.200MB_bwt_1000_runl.out</text:p>
          </table:table-cell>
          <table:table-cell table:formula="of:=[.B29]/[.A29]" office:value-type="float" office:value="0.859942502975464" calcext:value-type="float">
            <text:p>0.859942503</text:p>
          </table:table-cell>
          <table:table-cell/>
          <table:table-cell office:value-type="string" calcext:value-type="string">
            <text:p>XML_100MB</text:p>
          </table:table-cell>
          <table:table-cell table:formula="of:=[Sheet3.$D$18]" office:value-type="float" office:value="0.657211761474609" calcext:value-type="float">
            <text:p>0.6572117615</text:p>
          </table:table-cell>
          <table:table-cell table:formula="of:=[Sheet3.$D$11]" office:value-type="float" office:value="0.697211847305298" calcext:value-type="float">
            <text:p>0.6972118473</text:p>
          </table:table-cell>
          <table:table-cell table:formula="of:=[Sheet3.$D$15]" office:value-type="float" office:value="0.665211877822876" calcext:value-type="float">
            <text:p>0.6652118778</text:p>
          </table:table-cell>
          <table:table-cell table:formula="of:=[Sheet3.$D$8]" office:value-type="float" office:value="0.661211862564087" calcext:value-type="float">
            <text:p>0.6612118626</text:p>
          </table:table-cell>
          <table:table-cell table:formula="of:=[Sheet3.$D$5]" office:value-type="float" office:value="0.657611856460571" calcext:value-type="float">
            <text:p>0.6576118565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46986587" calcext:value-type="float">
            <text:p>146986587</text:p>
          </table:table-cell>
          <table:table-cell office:value-type="string" calcext:value-type="string">
            <text:p>dblp.xml.200MB_bwt_100_huff.out</text:p>
          </table:table-cell>
          <table:table-cell table:formula="of:=[.B30]/[.A30]" office:value-type="float" office:value="0.700886664390564" calcext:value-type="float">
            <text:p>0.7008866644</text:p>
          </table:table-cell>
          <table:table-cell/>
          <table:table-cell office:value-type="string" calcext:value-type="string">
            <text:p>XML_200MB</text:p>
          </table:table-cell>
          <table:table-cell table:formula="of:=[Sheet3.$D$37]" office:value-type="float" office:value="0.66088662147522" calcext:value-type="float">
            <text:p>0.6608866215</text:p>
          </table:table-cell>
          <table:table-cell table:formula="of:=[Sheet3.$D$30]" office:value-type="float" office:value="0.700886664390564" calcext:value-type="float">
            <text:p>0.7008866644</text:p>
          </table:table-cell>
          <table:table-cell table:formula="of:=[Sheet3.$D$34]" office:value-type="float" office:value="0.668886675834656" calcext:value-type="float">
            <text:p>0.6688866758</text:p>
          </table:table-cell>
          <table:table-cell table:formula="of:=[Sheet3.$D$27]" office:value-type="float" office:value="0.664886679649353" calcext:value-type="float">
            <text:p>0.6648866796</text:p>
          </table:table-cell>
          <table:table-cell table:formula="of:=[Sheet3.$D$24]" office:value-type="float" office:value="0.661286673545837" calcext:value-type="float">
            <text:p>0.6612866735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55345729" calcext:value-type="float">
            <text:p>155345729</text:p>
          </table:table-cell>
          <table:table-cell office:value-type="string" calcext:value-type="string">
            <text:p>dblp.xml.200MB_bwt_100_huff_runl.out</text:p>
          </table:table-cell>
          <table:table-cell table:formula="of:=[.B31]/[.A31]" office:value-type="float" office:value="0.740746159553528" calcext:value-type="float">
            <text:p>0.7407461596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9628137" calcext:value-type="float">
            <text:p>219628137</text:p>
          </table:table-cell>
          <table:table-cell office:value-type="string" calcext:value-type="string">
            <text:p>dblp.xml.200MB_bwt_100_runl.out</text:p>
          </table:table-cell>
          <table:table-cell table:formula="of:=[.B32]/[.A32]" office:value-type="float" office:value="1.04726856708527" calcext:value-type="float">
            <text:p>1.0472685671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11392934" calcext:value-type="float">
            <text:p>211392934</text:p>
          </table:table-cell>
          <table:table-cell office:value-type="string" calcext:value-type="string">
            <text:p>dblp.xml.200MB_bwt_500.out</text:p>
          </table:table-cell>
          <table:table-cell table:formula="of:=[.B33]/[.A33]" office:value-type="float" office:value="1.00800005912781" calcext:value-type="float">
            <text:p>1.0080000591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40275703" calcext:value-type="float">
            <text:p>140275703</text:p>
          </table:table-cell>
          <table:table-cell office:value-type="string" calcext:value-type="string">
            <text:p>dblp.xml.200MB_bwt_500_huff.out</text:p>
          </table:table-cell>
          <table:table-cell table:formula="of:=[.B34]/[.A34]" office:value-type="float" office:value="0.668886675834656" calcext:value-type="float">
            <text:p>0.6688866758</text:p>
          </table:table-cell>
          <table:table-cell/>
          <table:table-cell office:value-type="string" calcext:value-type="string">
            <text:p>BWT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42628829" calcext:value-type="float">
            <text:p>142628829</text:p>
          </table:table-cell>
          <table:table-cell office:value-type="string" calcext:value-type="string">
            <text:p>dblp.xml.200MB_bwt_500_huff_runl.out</text:p>
          </table:table-cell>
          <table:table-cell table:formula="of:=[.B35]/[.A35]" office:value-type="float" office:value="0.680107254981995" calcext:value-type="float">
            <text:p>0.680107255</text:p>
          </table:table-cell>
          <table:table-cell/>
          <table:table-cell office:value-type="string" calcext:value-type="string">
            <text:p>XML_50MB</text:p>
          </table:table-cell>
          <table:table-cell table:formula="of:=[Sheet3.$D$40]" office:value-type="float" office:value="1.04000019073486" calcext:value-type="float">
            <text:p>1.0400001907</text:p>
          </table:table-cell>
          <table:table-cell table:formula="of:=[Sheet3.$D$52]" office:value-type="float" office:value="1.00800022125244" calcext:value-type="float">
            <text:p>1.0080002213</text:p>
          </table:table-cell>
          <table:table-cell table:formula="of:=[Sheet3.$D$41]" office:value-type="float" office:value="1.00400020599365" calcext:value-type="float">
            <text:p>1.004000206</text:p>
          </table:table-cell>
          <table:table-cell table:formula="of:=[Sheet3.$D$42]" office:value-type="float" office:value="1.00040019989014" calcext:value-type="float">
            <text:p>1.0004001999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96632698" calcext:value-type="float">
            <text:p>196632698</text:p>
          </table:table-cell>
          <table:table-cell office:value-type="string" calcext:value-type="string">
            <text:p>dblp.xml.200MB_bwt_500_runl.out</text:p>
          </table:table-cell>
          <table:table-cell table:formula="of:=[.B36]/[.A36]" office:value-type="float" office:value="0.937617769241333" calcext:value-type="float">
            <text:p>0.9376177692</text:p>
          </table:table-cell>
          <table:table-cell/>
          <table:table-cell office:value-type="string" calcext:value-type="string">
            <text:p>XML_100MB</text:p>
          </table:table-cell>
          <table:table-cell table:formula="of:=[Sheet3.$D$2]" office:value-type="float" office:value="1.04000009536743" calcext:value-type="float">
            <text:p>1.0400000954</text:p>
          </table:table-cell>
          <table:table-cell table:formula="of:=[Sheet3.$D$14]" office:value-type="float" office:value="1.00800012588501" calcext:value-type="float">
            <text:p>1.0080001259</text:p>
          </table:table-cell>
          <table:table-cell table:formula="of:=[Sheet3.$D$3]" office:value-type="float" office:value="1.00400011062622" calcext:value-type="float">
            <text:p>1.0040001106</text:p>
          </table:table-cell>
          <table:table-cell table:formula="of:=[Sheet3.$D$4]" office:value-type="float" office:value="1.00040010452271" calcext:value-type="float">
            <text:p>1.0004001045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38597970" calcext:value-type="float">
            <text:p>138597970</text:p>
          </table:table-cell>
          <table:table-cell office:value-type="string" calcext:value-type="string">
            <text:p>dblp.xml.200MB_huff.out</text:p>
          </table:table-cell>
          <table:table-cell table:formula="of:=[.B37]/[.A37]" office:value-type="float" office:value="0.66088662147522" calcext:value-type="float">
            <text:p>0.6608866215</text:p>
          </table:table-cell>
          <table:table-cell/>
          <table:table-cell office:value-type="string" calcext:value-type="string">
            <text:p>XML_200MB</text:p>
          </table:table-cell>
          <table:table-cell table:formula="of:=[Sheet3.$D$21]" office:value-type="float" office:value="1.04000004768372" calcext:value-type="float">
            <text:p>1.0400000477</text:p>
          </table:table-cell>
          <table:table-cell table:formula="of:=[Sheet3.$D$33]" office:value-type="float" office:value="1.00800005912781" calcext:value-type="float">
            <text:p>1.0080000591</text:p>
          </table:table-cell>
          <table:table-cell table:formula="of:=[Sheet3.$D$22]" office:value-type="float" office:value="1.00400006294251" calcext:value-type="float">
            <text:p>1.0040000629</text:p>
          </table:table-cell>
          <table:table-cell table:formula="of:=[Sheet3.$D$23]" office:value-type="float" office:value="1.00040005683899" calcext:value-type="float">
            <text:p>1.0004000568</text:p>
          </table:table-cell>
          <table:table-cell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39058631" calcext:value-type="float">
            <text:p>139058631</text:p>
          </table:table-cell>
          <table:table-cell office:value-type="string" calcext:value-type="string">
            <text:p>dblp.xml.200MB_huff_runl.out</text:p>
          </table:table-cell>
          <table:table-cell table:formula="of:=[.B38]/[.A38]" office:value-type="float" office:value="0.66308322429657" calcext:value-type="float">
            <text:p>0.6630832243</text:p>
          </table:table-cell>
          <table:table-cell table:number-columns-repeated="7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209961119" calcext:value-type="float">
            <text:p>209961119</text:p>
          </table:table-cell>
          <table:table-cell office:value-type="string" calcext:value-type="string">
            <text:p>dblp.xml.200MB_runl.out</text:p>
          </table:table-cell>
          <table:table-cell table:formula="of:=[.B39]/[.A39]" office:value-type="float" office:value="1.00117263317108" calcext:value-type="float">
            <text:p>1.0011726332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4525962" calcext:value-type="float">
            <text:p>54525962</text:p>
          </table:table-cell>
          <table:table-cell office:value-type="string" calcext:value-type="string">
            <text:p>dblp.xml.50MB_bwt_100.out</text:p>
          </table:table-cell>
          <table:table-cell table:formula="of:=[.B40]/[.A40]" office:value-type="float" office:value="1.04000019073486" calcext:value-type="float">
            <text:p>1.0400001907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638526" calcext:value-type="float">
            <text:p>52638526</text:p>
          </table:table-cell>
          <table:table-cell office:value-type="string" calcext:value-type="string">
            <text:p>dblp.xml.50MB_bwt_1000.out</text:p>
          </table:table-cell>
          <table:table-cell table:formula="of:=[.B41]/[.A41]" office:value-type="float" office:value="1.00400020599365" calcext:value-type="float">
            <text:p>1.004000206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449782" calcext:value-type="float">
            <text:p>52449782</text:p>
          </table:table-cell>
          <table:table-cell office:value-type="string" calcext:value-type="string">
            <text:p>dblp.xml.50MB_bwt_10000.out</text:p>
          </table:table-cell>
          <table:table-cell table:formula="of:=[.B42]/[.A42]" office:value-type="float" office:value="1.00040019989014" calcext:value-type="float">
            <text:p>1.000400199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4498759" calcext:value-type="float">
            <text:p>34498759</text:p>
          </table:table-cell>
          <table:table-cell office:value-type="string" calcext:value-type="string">
            <text:p>dblp.xml.50MB_bwt_10000_huff.out</text:p>
          </table:table-cell>
          <table:table-cell table:formula="of:=[.B43]/[.A43]" office:value-type="float" office:value="0.658011608123779" calcext:value-type="float">
            <text:p>0.6580116081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6759638" calcext:value-type="float">
            <text:p>16759638</text:p>
          </table:table-cell>
          <table:table-cell office:value-type="string" calcext:value-type="string">
            <text:p>dblp.xml.50MB_bwt_10000_huff_runl.out</text:p>
          </table:table-cell>
          <table:table-cell table:formula="of:=[.B44]/[.A44]" office:value-type="float" office:value="0.319664726257324" calcext:value-type="float">
            <text:p>0.3196647263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22364633" calcext:value-type="float">
            <text:p>22364633</text:p>
          </table:table-cell>
          <table:table-cell office:value-type="string" calcext:value-type="string">
            <text:p>dblp.xml.50MB_bwt_10000_runl.out</text:p>
          </table:table-cell>
          <table:table-cell table:formula="of:=[.B45]/[.A45]" office:value-type="float" office:value="0.426571521759033" calcext:value-type="float">
            <text:p>0.4265715218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4687503" calcext:value-type="float">
            <text:p>34687503</text:p>
          </table:table-cell>
          <table:table-cell office:value-type="string" calcext:value-type="string">
            <text:p>dblp.xml.50MB_bwt_1000_huff.out</text:p>
          </table:table-cell>
          <table:table-cell table:formula="of:=[.B46]/[.A46]" office:value-type="float" office:value="0.661611614227295" calcext:value-type="float">
            <text:p>0.6616116142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3889264" calcext:value-type="float">
            <text:p>33889264</text:p>
          </table:table-cell>
          <table:table-cell office:value-type="string" calcext:value-type="string">
            <text:p>dblp.xml.50MB_bwt_1000_huff_runl.out</text:p>
          </table:table-cell>
          <table:table-cell table:formula="of:=[.B47]/[.A47]" office:value-type="float" office:value="0.646386413574219" calcext:value-type="float">
            <text:p>0.6463864136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45800129" calcext:value-type="float">
            <text:p>45800129</text:p>
          </table:table-cell>
          <table:table-cell office:value-type="string" calcext:value-type="string">
            <text:p>dblp.xml.50MB_bwt_1000_runl.out</text:p>
          </table:table-cell>
          <table:table-cell table:formula="of:=[.B48]/[.A48]" office:value-type="float" office:value="0.873568134307861" calcext:value-type="float">
            <text:p>0.8735681343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6574939" calcext:value-type="float">
            <text:p>36574939</text:p>
          </table:table-cell>
          <table:table-cell office:value-type="string" calcext:value-type="string">
            <text:p>dblp.xml.50MB_bwt_100_huff.out</text:p>
          </table:table-cell>
          <table:table-cell table:formula="of:=[.B49]/[.A49]" office:value-type="float" office:value="0.697611598968506" calcext:value-type="float">
            <text:p>0.69761159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8625105" calcext:value-type="float">
            <text:p>38625105</text:p>
          </table:table-cell>
          <table:table-cell office:value-type="string" calcext:value-type="string">
            <text:p>dblp.xml.50MB_bwt_100_huff_runl.out</text:p>
          </table:table-cell>
          <table:table-cell table:formula="of:=[.B50]/[.A50]" office:value-type="float" office:value="0.736715412139893" calcext:value-type="float">
            <text:p>0.7367154121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4406658" calcext:value-type="float">
            <text:p>54406658</text:p>
          </table:table-cell>
          <table:table-cell office:value-type="string" calcext:value-type="string">
            <text:p>dblp.xml.50MB_bwt_100_runl.out</text:p>
          </table:table-cell>
          <table:table-cell table:formula="of:=[.B51]/[.A51]" office:value-type="float" office:value="1.03772464752197" calcext:value-type="float">
            <text:p>1.0377246475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848242" calcext:value-type="float">
            <text:p>52848242</text:p>
          </table:table-cell>
          <table:table-cell office:value-type="string" calcext:value-type="string">
            <text:p>dblp.xml.50MB_bwt_500.out</text:p>
          </table:table-cell>
          <table:table-cell table:formula="of:=[.B52]/[.A52]" office:value-type="float" office:value="1.00800022125244" calcext:value-type="float">
            <text:p>1.0080002213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4897219" calcext:value-type="float">
            <text:p>34897219</text:p>
          </table:table-cell>
          <table:table-cell office:value-type="string" calcext:value-type="string">
            <text:p>dblp.xml.50MB_bwt_500_huff.out</text:p>
          </table:table-cell>
          <table:table-cell table:formula="of:=[.B53]/[.A53]" office:value-type="float" office:value="0.665611629486084" calcext:value-type="float">
            <text:p>0.6656116295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5410790" calcext:value-type="float">
            <text:p>35410790</text:p>
          </table:table-cell>
          <table:table-cell office:value-type="string" calcext:value-type="string">
            <text:p>dblp.xml.50MB_bwt_500_huff_runl.out</text:p>
          </table:table-cell>
          <table:table-cell table:formula="of:=[.B54]/[.A54]" office:value-type="float" office:value="0.675407218933106" calcext:value-type="float">
            <text:p>0.6754072189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49225029" calcext:value-type="float">
            <text:p>49225029</text:p>
          </table:table-cell>
          <table:table-cell office:value-type="string" calcext:value-type="string">
            <text:p>dblp.xml.50MB_bwt_500_runl.out</text:p>
          </table:table-cell>
          <table:table-cell table:formula="of:=[.B55]/[.A55]" office:value-type="float" office:value="0.938892917633057" calcext:value-type="float">
            <text:p>0.9388929176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4477778" calcext:value-type="float">
            <text:p>34477778</text:p>
          </table:table-cell>
          <table:table-cell office:value-type="string" calcext:value-type="string">
            <text:p>dblp.xml.50MB_huff.out</text:p>
          </table:table-cell>
          <table:table-cell table:formula="of:=[.B56]/[.A56]" office:value-type="float" office:value="0.657611427307129" calcext:value-type="float">
            <text:p>0.6576114273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4567445" calcext:value-type="float">
            <text:p>34567445</text:p>
          </table:table-cell>
          <table:table-cell office:value-type="string" calcext:value-type="string">
            <text:p>dblp.xml.50MB_huff_runl.out</text:p>
          </table:table-cell>
          <table:table-cell table:formula="of:=[.B57]/[.A57]" office:value-type="float" office:value="0.659321689605713" calcext:value-type="float">
            <text:p>0.6593216896</text:p>
          </table:table-cell>
          <table:table-cell table:number-columns-repeated="7"/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52450928" calcext:value-type="float">
            <text:p>52450928</text:p>
          </table:table-cell>
          <table:table-cell office:value-type="string" calcext:value-type="string">
            <text:p>dblp.xml.50MB_runl.out</text:p>
          </table:table-cell>
          <table:table-cell table:formula="of:=[.B58]/[.A58]" office:value-type="float" office:value="1.00042205810547" calcext:value-type="float">
            <text:p>1.000422058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4:48:41.304289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ianlinux </meta:initial-creator>
    <meta:creation-date>2016-06-30T12:01:26.964778616</meta:creation-date>
    <dc:date>2016-06-30T14:14:41.783319197</dc:date>
    <dc:creator>debianlinux </dc:creator>
    <meta:editing-duration>PT1H56M58S</meta:editing-duration>
    <meta:editing-cycles>47</meta:editing-cycles>
    <meta:generator>LibreOffice/4.3.3.2$Linux_X86_64 LibreOffice_project/430m0$Build-2</meta:generator>
    <meta:document-statistic meta:table-count="3" meta:cell-count="1017" meta:object-count="0"/>
  </office:meta>
</office:document-meta>
</file>